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color="#00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color="#000000" style:font-name="Arial" fo:font-size="8pt" style:font-name-asian="Arial" style:font-size-asian="8pt" style:font-name-complex="Arial" style:font-size-complex="8pt"/>
    </style:style>
    <style:style style:name="P3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color="#000000"/>
    </style:style>
    <style:style style:name="T1" style:family="text">
      <style:text-properties style:font-name="Arial" fo:font-size="8pt" style:font-name-asian="Arial" style:font-size-asian="8pt" style:font-name-complex="Arial" style:font-size-complex="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New Game: waiting for opponent&gt;</text:p>
      <text:p text:style-name="P2">wox2 (cz) shuffles library</text:p>
      <text:p text:style-name="P1">&lt;wox2 (cz)&gt; I am ready.</text:p>
      <text:p text:style-name="P2">wox2 (cz) draws 0 cards</text:p>
      <text:p text:style-name="P1">&lt;&gt; hi</text:p>
      <text:p text:style-name="P1">&lt;wox2 (cz)&gt; hi</text:p>
      <text:p text:style-name="P2">recallme shuffles library</text:p>
      <text:p text:style-name="P1">&lt;recallme&gt; I am ready.</text:p>
      <text:p text:style-name="P2">recallme draws 0 cards</text:p>
      <text:p text:style-name="P1">&lt;-------- New Game Started --------&gt;</text:p>
      <text:p text:style-name="P2">wox2 (cz)'s Security Code: A847DBC1 [???]</text:p>
      <text:p text:style-name="P2">recallme's Security Code: FC2BEA19 [???]</text:p>
      <text:p text:style-name="P2">It is now turn 1 (wox2 (cz))</text:p>
      <text:p text:style-name="P2">It is now the Beginning Phase, Untap Step</text:p>
      <text:p text:style-name="P2">wox2 (cz) shuffles library</text:p>
      <text:p text:style-name="P2">recallme rolled a 4, using a 20 sided die</text:p>
      <text:p text:style-name="P2">wox2 (cz) shuffles library</text:p>
      <text:p text:style-name="P2">recallme shuffles library</text:p>
      <text:p text:style-name="P2">wox2 (cz) rolled a 3, using a 20 sided die</text:p>
      <text:p text:style-name="P2">wox2 (cz) shuffles library</text:p>
      <text:p text:style-name="P2">wox2 (cz) shuffles library</text:p>
      <text:p text:style-name="P1">&lt;recallme&gt; p</text:p>
      <text:p text:style-name="P2">recallme shuffles library</text:p>
      <text:p text:style-name="P2">wox2 (cz) shuffles library</text:p>
      <text:p text:style-name="P2">recallme draws a card</text:p>
      <text:p text:style-name="P2">recallme draws a card</text:p>
      <text:p text:style-name="P2">recallme draws a card</text:p>
      <text:p text:style-name="P2">recallme draws a card</text:p>
      <text:p text:style-name="P2">recallme draws a card</text:p>
      <text:p text:style-name="P1">&lt;wox2 (cz)&gt; k</text:p>
      <text:p text:style-name="P2">recallme draws a card</text:p>
      <text:p text:style-name="P2">recallme draws a card</text:p>
      <text:p text:style-name="P1">&lt;recallme&gt; kp</text:p>
      <text:p text:style-name="P2">It is now turn 2 (recallme)</text:p>
      <text:p text:style-name="P2">It is now the Beginning Phase, Untap Step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1">&lt;wox2 (cz)&gt; kp</text:p>
      <text:p text:style-name="P2">It is now the Precombat Main Phase</text:p>
      <text:p text:style-name="P2">recallme plays Bayou from Hand</text:p>
      <text:p text:style-name="P2">recallme plays Birds of Paradise from Hand</text:p>
      <text:p text:style-name="P2">recallme taps Bayou</text:p>
      <text:p text:style-name="P1">&lt;wox2 (cz)&gt; Ok</text:p>
      <text:p text:style-name="P2">recallme plays Mox Ruby from Hand</text:p>
      <text:p text:style-name="P1">&lt;wox2 (cz)&gt; End your turn?</text:p>
      <text:p text:style-name="P1">&lt;recallme&gt; End my turn</text:p>
      <text:p text:style-name="P2">It is now turn 3 (wox2 (cz))</text:p>
      <text:p text:style-name="P2">It is now the Beginning Phase, Untap Step</text:p>
      <text:p text:style-name="P2">It is now the Beginning Phase, Draw Step</text:p>
      <text:p text:style-name="P2">wox2 (cz) draws a card</text:p>
      <text:p text:style-name="P2">It is now the Precombat Main Phase</text:p>
      <text:p text:style-name="P2">wox2 (cz) plays Volcanic Island from Hand</text:p>
      <text:p text:style-name="P2">wox2 (cz) plays Mox Emerald from Hand</text:p>
      <text:p text:style-name="P2">It is now the End Phase, End Of Turn Step</text:p>
      <text:p text:style-name="P1">&lt;wox2 (cz)&gt; End my turn</text:p>
      <text:p text:style-name="P1">&lt;recallme&gt; Ok</text:p>
      <text:p text:style-name="P2">It is now turn 4 (recallme)</text:p>
      <text:p text:style-name="P2">It is now the Beginning Phase, Untap Step</text:p>
      <text:p text:style-name="P2">recallme untaps his/her permanents</text:p>
      <text:p text:style-name="P2">It is now the Beginning Phase, Upkeep Step</text:p>
      <text:p text:style-name="P2">recallme draws a card</text:p>
      <text:p text:style-name="P2">recallme plays Bayou from Hand</text:p>
      <text:p text:style-name="P2">recallme plays Survival of the Fittest from Hand</text:p>
      <text:p text:style-name="P2">recallme taps Bayou</text:p>
      <text:p text:style-name="P2">recallme taps Mox Ruby</text:p>
      <text:p text:style-name="P2">recallme puts Bayou to Hand from Play</text:p>
      <text:p text:style-name="P1">&lt;recallme&gt; Ok?</text:p>
      <text:p text:style-name="P2">wox2 (cz) taps Volcanic Island</text:p>
      <text:p text:style-name="P2">wox2 (cz) plays Ancestral Recall from Hand</text:p>
      <text:p text:style-name="P2">wox2 (cz) draws a card</text:p>
      <text:p text:style-name="P1">&lt;recallme&gt; Ok</text:p>
      <text:p text:style-name="P2">wox2 (cz) draws a card</text:p>
      <text:p text:style-name="P2">wox2 (cz) draws a card</text:p>
      <text:p text:style-name="P1">&lt;wox2 (cz)&gt; Ok</text:p>
      <text:p text:style-name="P2">wox2 (cz) puts Ancestral Recall to Graveyard from Play</text:p>
      <text:p text:style-name="P2">recallme plays Swamp from Hand</text:p>
      <text:p text:style-name="P2">recallme plays Vampiric Tutor from Hand</text:p>
      <text:p text:style-name="P2">recallme taps Swamp</text:p>
      <text:p text:style-name="P1">&lt;recallme&gt; Ok?</text:p>
      <text:p text:style-name="P1">&lt;wox2 (cz)&gt; Thinking</text:p>
      <text:p text:style-name="P2">wox2 (cz) plays Force of Will from Hand</text:p>
      <text:p text:style-name="P2">wox2 (cz) puts Gifts Ungiven to RFG from Hand</text:p>
      <text:p text:style-name="P2">wox2 (cz)'s life total is now 19 (-1)</text:p>
      <text:p text:style-name="P2">wox2 (cz) puts Force of Will to Graveyard from Play</text:p>
      <text:p text:style-name="P2">recallme puts Vampiric Tutor to Graveyard from Play</text:p>
      <text:p text:style-name="P1">&lt;recallme&gt; End my turn</text:p>
      <text:p text:style-name="P2">It is now turn 5 (wox2 (cz))</text:p>
      <text:p text:style-name="P2">It is now the Beginning Phase, Untap Step</text:p>
      <text:p text:style-name="P2">wox2 (cz) untaps his/her permanents</text:p>
      <text:p text:style-name="P2">It is now the Beginning Phase, Upkeep Step</text:p>
      <text:p text:style-name="P2">It is now the Beginning Phase, Draw Step</text:p>
      <text:p text:style-name="P2">wox2 (cz) draws a card</text:p>
      <text:p text:style-name="P2">It is now the Precombat Main Phase</text:p>
      <text:p text:style-name="P1">&lt;wox2 (cz)&gt; Thinking</text:p>
      <text:p text:style-name="P2">wox2 (cz) plays Flooded Strand from Hand</text:p>
      <text:p text:style-name="P2">wox2 (cz) taps Flooded Strand</text:p>
      <text:p text:style-name="P2">wox2 (cz) puts Flooded Strand to Graveyard from Play</text:p>
      <text:p text:style-name="P2">wox2 (cz)'s life total is now 18 (-1)</text:p>
      <text:p text:style-name="P2">wox2 (cz) is looking its Library...</text:p>
      <text:p text:style-name="P2">wox2 (cz) puts Underground Sea into play from Library</text:p>
      <text:p text:style-name="P2">wox2 (cz) shuffles library</text:p>
      <text:p text:style-name="P2">wox2 (cz) stops looking its Library...</text:p>
      <text:p text:style-name="P2">wox2 (cz) taps Underground Sea</text:p>
      <text:p text:style-name="P2">wox2 (cz) taps Mox Emerald</text:p>
      <text:p text:style-name="P2">wox2 (cz) plays Demonic Tutor from Hand</text:p>
      <text:p text:style-name="P2">wox2 (cz) puts Demonic Tutor to Graveyard from Play</text:p>
      <text:p text:style-name="P2">wox2 (cz) is looking its Library...</text:p>
      <text:p text:style-name="P2">wox2 (cz) puts card to Hand from Library</text:p>
      <text:p text:style-name="P2">wox2 (cz) shuffles library</text:p>
      <text:p text:style-name="P2">wox2 (cz) stops looking its Library...</text:p>
      <text:p text:style-name="P2">wox2 (cz) plays Black Lotus from Hand</text:p>
      <text:p text:style-name="P2">It is now the End Phase, End Of Turn Step</text:p>
      <text:p text:style-name="P1">&lt;wox2 (cz)&gt; End my turn</text:p>
      <text:p text:style-name="P2">It is now turn 6 (recallme)</text:p>
      <text:p text:style-name="P2">It is now the Beginning Phase, Untap Step</text:p>
      <text:p text:style-name="P2">recallme untaps his/her permanents</text:p>
      <text:p text:style-name="P2">It is now the Beginning Phase, Upkeep Step</text:p>
      <text:p text:style-name="P2">recallme draws a card</text:p>
      <text:p text:style-name="P2">recallme plays Wasteland from Hand</text:p>
      <text:p text:style-name="P2">It is now the Precombat Main Phase</text:p>
      <text:p text:style-name="P2">wox2 (cz) taps Volcanic Island</text:p>
      <text:p text:style-name="P2">recallme puts Wasteland to Graveyard from Play</text:p>
      <text:p text:style-name="P2">wox2 (cz) taps Black Lotus</text:p>
      <text:p text:style-name="P2">wox2 (cz) puts Volcanic Island to Graveyard from Play</text:p>
      <text:p text:style-name="P2">wox2 (cz) puts Black Lotus to Graveyard from Play</text:p>
      <text:p text:style-name="P2">wox2 (cz) plays Gifts Ungiven from Hand</text:p>
      <text:p text:style-name="P1">&lt;recallme&gt; Ok</text:p>
      <text:p text:style-name="P2">wox2 (cz) is looking its Library...</text:p>
      <text:p text:style-name="P2">wox2 (cz) puts Chain of Vapor into play from Library</text:p>
      <text:p text:style-name="P2">wox2 (cz) puts Mana Crypt into play from Library</text:p>
      <text:p text:style-name="P2">wox2 (cz) puts Tolarian Academy into play from Library</text:p>
      <text:p text:style-name="P1">&lt;wox2 (cz)&gt; Thinking</text:p>
      <text:p text:style-name="P2">wox2 (cz) puts Lotus Petal into play from Library</text:p>
      <text:p text:style-name="P2">wox2 (cz) shuffles library</text:p>
      <text:p text:style-name="P2">wox2 (cz) stops looking its Library...</text:p>
      <text:p text:style-name="P2">recallme is now the controller of Lotus Petal</text:p>
      <text:p text:style-name="P2">recallme is now the controller of Chain of Vapor</text:p>
      <text:p text:style-name="P2">recallme is now the controller of Mana Crypt</text:p>
      <text:p text:style-name="P2">recallme is now the controller of Tolarian Academy</text:p>
      <text:p text:style-name="P1">&lt;recallme&gt; Thinking</text:p>
      <text:p text:style-name="P1">&lt;recallme&gt; Thinking</text:p>
      <text:p text:style-name="P2">recallme puts Chain of Vapor to Hand from Play</text:p>
      <text:p text:style-name="P2">recallme puts Mana Crypt to Hand from Play</text:p>
      <text:p text:style-name="P2">recallme sacrifices Lotus Petal</text:p>
      <text:p text:style-name="P2">recallme sacrifices Tolarian Academy</text:p>
      <text:p text:style-name="P2">wox2 (cz) puts Gifts Ungiven to Graveyard from Play</text:p>
      <text:p text:style-name="P1">&lt;recallme&gt; Ok</text:p>
      <text:p text:style-name="P1">&lt;wox2 (cz)&gt; go on</text:p>
      <text:p text:style-name="P1">&lt;recallme&gt; End my turn</text:p>
      <text:p text:style-name="P1">&lt;wox2 (cz)&gt; Thinking</text:p>
      <text:p text:style-name="P2">It is now turn 7 (wox2 (cz))</text:p>
      <text:p text:style-name="P2">It is now the Beginning Phase, Untap Step</text:p>
      <text:p text:style-name="P2">wox2 (cz) untaps his/her permanents</text:p>
      <text:p text:style-name="P2">It is now the Beginning Phase, Upkeep Step</text:p>
      <text:p text:style-name="P2">It is now the Beginning Phase, Draw Step</text:p>
      <text:p text:style-name="P2">wox2 (cz) draws a card</text:p>
      <text:p text:style-name="P2">It is now the Precombat Main Phase</text:p>
      <text:p text:style-name="P2">wox2 (cz) plays Mana Crypt from Hand</text:p>
      <text:p text:style-name="P2">wox2 (cz) puts a 0/0 storm count token into play</text:p>
      <text:p text:style-name="P2">storm count now has 1 (+1) counters.</text:p>
      <text:p text:style-name="P1">&lt;wox2 (cz)&gt; Thinking</text:p>
      <text:p text:style-name="P2">wox2 (cz) taps Mana Crypt</text:p>
      <text:p text:style-name="P2">wox2 (cz) taps Underground Sea</text:p>
      <text:p text:style-name="P2">wox2 (cz) plays Yawgmoth's Will from Hand</text:p>
      <text:p text:style-name="P2">storm count now has 2 (+1) counters.</text:p>
      <text:p text:style-name="P1">&lt;wox2 (cz)&gt; Ok?</text:p>
      <text:p text:style-name="P1">&lt;recallme&gt; Ok</text:p>
      <text:p text:style-name="P2">wox2 (cz) puts Yawgmoth's Will to RFG from Play</text:p>
      <text:p text:style-name="P2">wox2 (cz) puts Black Lotus into play from Graveyard</text:p>
      <text:p text:style-name="P2">storm count now has 3 (+1) counters.</text:p>
      <text:p text:style-name="P2">wox2 (cz) puts Lotus Petal into play from Graveyard</text:p>
      <text:p text:style-name="P2">storm count now has 4 (+1) counters.</text:p>
      <text:p text:style-name="P2">wox2 (cz) puts Tolarian Academy into play from Graveyard</text:p>
      <text:p text:style-name="P2">wox2 (cz) taps Tolarian Academy</text:p>
      <text:p text:style-name="P2">wox2 (cz) puts Ancestral Recall into play from Graveyard</text:p>
      <text:p text:style-name="P2">storm count now has 5 (+1) counters.</text:p>
      <text:p text:style-name="P2">wox2 (cz) puts Ancestral Recall to RFG from Play</text:p>
      <text:p text:style-name="P2">wox2 (cz) draws a card</text:p>
      <text:p text:style-name="P2">wox2 (cz) draws a card</text:p>
      <text:p text:style-name="P2">wox2 (cz) draws a card</text:p>
      <text:p text:style-name="P2">wox2 (cz) taps Black Lotus</text:p>
      <text:p text:style-name="P2">wox2 (cz) puts Black Lotus to RFG from Play</text:p>
      <text:p text:style-name="P2">wox2 (cz) puts Demonic Tutor into play from Graveyard</text:p>
      <text:p text:style-name="P2">wox2 (cz) taps Mox Emerald</text:p>
      <text:p text:style-name="P2">storm count now has 6 (+1) counters.</text:p>
      <text:p text:style-name="P2">wox2 (cz) is looking its Library...</text:p>
      <text:p text:style-name="P2">wox2 (cz) puts card to Hand from Library</text:p>
      <text:p text:style-name="P2">wox2 (cz) shuffles library</text:p>
      <text:p text:style-name="P2">wox2 (cz) stops looking its Library...</text:p>
      <text:p text:style-name="P2">wox2 (cz) puts Demonic Tutor to RFG from Play</text:p>
      <text:p text:style-name="P2">wox2 (cz) plays Chain of Vapor from Hand</text:p>
      <text:p text:style-name="P2">storm count now has 7 (+1) counters.</text:p>
      <text:p text:style-name="P2">wox2 (cz) puts Mana Crypt to Hand from Play</text:p>
      <text:p text:style-name="P2">wox2 (cz) puts Underground Sea to RFG from Play</text:p>
      <text:p text:style-name="P2">wox2 (cz) puts Mox Emerald to Hand from Play</text:p>
      <text:p text:style-name="P2">wox2 (cz) puts Tolarian Academy to RFG from Play</text:p>
      <text:p text:style-name="P2">wox2 (cz) puts Lotus Petal to Hand from Play</text:p>
      <text:p text:style-name="P2">wox2 (cz) puts Chain of Vapor to RFG from Play</text:p>
      <text:p text:style-name="P2">wox2 (cz) plays Mox Emerald from Hand</text:p>
      <text:p text:style-name="P2">storm count now has 8 (+1) counters.</text:p>
      <text:p text:style-name="P2">wox2 (cz) plays Mana Crypt from Hand</text:p>
      <text:p text:style-name="P2">storm count now has 9 (+1) counters.</text:p>
      <text:p text:style-name="P2">wox2 (cz) plays Lotus Petal from Hand</text:p>
      <text:p text:style-name="P2">storm count now has 10 (+1) counters.</text:p>
      <text:p text:style-name="P2">wox2 (cz) plays Tendrils of Agony from Hand</text:p>
      <text:p text:style-name="P1">&lt;recallme&gt; nh g2</text:p>
      <text:p text:style-name="P1">&lt;wox2 (cz)&gt; Ok</text:p>
      <text:p text:style-name="P1">&lt;New Game: waiting for opponent&gt;</text:p>
      <text:p text:style-name="P2">wox2 (cz) shuffles library</text:p>
      <text:p text:style-name="P1">&lt;wox2 (cz)&gt; I am ready.</text:p>
      <text:p text:style-name="P2">wox2 (cz) draws 0 cards</text:p>
      <text:p text:style-name="P2">recallme shuffles library</text:p>
      <text:p text:style-name="P1">&lt;recallme&gt; I am ready.</text:p>
      <text:p text:style-name="P2">recallme draws 0 cards</text:p>
      <text:p text:style-name="P1">&lt;-------- New Game Started --------&gt;</text:p>
      <text:p text:style-name="P2">wox2 (cz)'s Security Code: A847DBC1 [???]</text:p>
      <text:p text:style-name="P2">recallme's Security Code: FC2BEA19/sb [???]</text:p>
      <text:p text:style-name="P2">It is now turn 1 (recallme)</text:p>
      <text:p text:style-name="P2">It is now the Beginning Phase, Untap Step</text:p>
      <text:p text:style-name="P2">recallme shuffles library</text:p>
      <text:p text:style-name="P2">recallme shuffles library</text:p>
      <text:p text:style-name="P2">recallme shuffles library</text:p>
      <text:p text:style-name="P1">&lt;recallme&gt; p</text:p>
      <text:p text:style-name="P2">recallme shuffles library</text:p>
      <text:p text:style-name="P2">recallme draws a card</text:p>
      <text:p text:style-name="P2">recallme draws a card</text:p>
      <text:p text:style-name="P2">recallme draws a card</text:p>
      <text:p text:style-name="P2">recallme draws a card</text:p>
      <text:p text:style-name="P2">recallme draws a card</text:p>
      <text:p text:style-name="P2">recallme draws a card</text:p>
      <text:p text:style-name="P2">recallme draws a card</text:p>
      <text:p text:style-name="P2">wox2 (cz) shuffles library</text:p>
      <text:p text:style-name="P2">wox2 (cz) shuffles library</text:p>
      <text:p text:style-name="P2">It is now the Precombat Main Phase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1">&lt;wox2 (cz)&gt; kp</text:p>
      <text:p text:style-name="P1">&lt;recallme&gt; kp</text:p>
      <text:p text:style-name="P2">recallme plays Tropical Island from Hand</text:p>
      <text:p text:style-name="P2">recallme plays Birds of Paradise from Hand</text:p>
      <text:p text:style-name="P2">recallme taps Tropical Island</text:p>
      <text:p text:style-name="P1">&lt;recallme&gt; End my turn</text:p>
      <text:p text:style-name="P2">It is now turn 2 (wox2 (cz))</text:p>
      <text:p text:style-name="P2">It is now the Beginning Phase, Untap Step</text:p>
      <text:p text:style-name="P2">It is now the Beginning Phase, Draw Step</text:p>
      <text:p text:style-name="P2">wox2 (cz) draws a card</text:p>
      <text:p text:style-name="P2">It is now the Precombat Main Phase</text:p>
      <text:p text:style-name="P2">wox2 (cz) plays Underground Sea from Hand</text:p>
      <text:p text:style-name="P2">wox2 (cz) plays Black Lotus from Hand</text:p>
      <text:p text:style-name="P2">wox2 (cz) taps Underground Sea</text:p>
      <text:p text:style-name="P2">wox2 (cz) plays Repeal from Hand</text:p>
      <text:p text:style-name="P2">wox2 (cz) draws a card</text:p>
      <text:p text:style-name="P2">wox2 (cz) puts Black Lotus to Hand from Play</text:p>
      <text:p text:style-name="P2">wox2 (cz) puts Repeal to Graveyard from Play</text:p>
      <text:p text:style-name="P2">wox2 (cz) plays Black Lotus from Hand</text:p>
      <text:p text:style-name="P2">wox2 (cz) taps Black Lotus</text:p>
      <text:p text:style-name="P2">wox2 (cz) puts Black Lotus to Graveyard from Play</text:p>
      <text:p text:style-name="P2">wox2 (cz) plays Merchant Scroll from Hand</text:p>
      <text:p text:style-name="P1">&lt;recallme&gt; Ok</text:p>
      <text:p text:style-name="P2">wox2 (cz) is looking its Library...</text:p>
      <text:p text:style-name="P1">&lt;recallme&gt; nh sir again</text:p>
      <text:p text:style-name="P2">wox2 (cz) puts Ancestral Recall into play from Library</text:p>
      <text:p text:style-name="P2">wox2 (cz) puts Merchant Scroll to Graveyard from Play</text:p>
      <text:p text:style-name="P2">wox2 (cz) shuffles library</text:p>
      <text:p text:style-name="P2">wox2 (cz) stops looking its Library...</text:p>
      <text:p text:style-name="P1">&lt;wox2 (cz)&gt; Ok?</text:p>
      <text:p text:style-name="P1">&lt;recallme&gt; Ok</text:p>
      <text:p text:style-name="P1">&lt;recallme&gt; Ok</text:p>
      <text:p text:style-name="P2">wox2 (cz) draws a card</text:p>
      <text:p text:style-name="P2">wox2 (cz) draws a card</text:p>
      <text:p text:style-name="P2">wox2 (cz) draws a card</text:p>
      <text:p text:style-name="P2">wox2 (cz) puts Ancestral Recall to Graveyard from Play</text:p>
      <text:p text:style-name="P2">It is now the End Phase, End Of Turn Step</text:p>
      <text:p text:style-name="P2">wox2 (cz) puts Tendrils of Agony to Graveyard from Hand</text:p>
      <text:p text:style-name="P1">&lt;wox2 (cz)&gt; End my turn</text:p>
      <text:p text:style-name="P2">It is now turn 3 (recallme)</text:p>
      <text:p text:style-name="P2">It is now the Beginning Phase, Untap Step</text:p>
      <text:p text:style-name="P2">recallme untaps his/her permanents</text:p>
      <text:p text:style-name="P2">It is now the Beginning Phase, Upkeep Step</text:p>
      <text:p text:style-name="P2">recallme draws a card</text:p>
      <text:p text:style-name="P2">recallme plays Polluted Delta from Hand</text:p>
      <text:p text:style-name="P2">recallme plays Brainstorm from Hand</text:p>
      <text:p text:style-name="P2">recallme taps Tropical Island</text:p>
      <text:p text:style-name="P1">&lt;recallme&gt; Ok?</text:p>
      <text:p text:style-name="P1">&lt;recallme&gt; Ok?</text:p>
      <text:p text:style-name="P1">&lt;wox2 (cz)&gt; Ok</text:p>
      <text:p text:style-name="P2">recallme draws a card</text:p>
      <text:p text:style-name="P2">recallme draws a card</text:p>
      <text:p text:style-name="P2">recallme draws a card</text:p>
      <text:p text:style-name="P2">recallme puts a card on top of Library from Hand</text:p>
      <text:p text:style-name="P2">recallme puts a card on top of Library from Hand</text:p>
      <text:p text:style-name="P2">recallme's life total is now 19 (-1)</text:p>
      <text:p text:style-name="P2">recallme puts Polluted Delta to Graveyard from Play</text:p>
      <text:p text:style-name="P2">recallme is looking its Library...</text:p>
      <text:p text:style-name="P2">recallme puts Tropical Island into play from Library</text:p>
      <text:p text:style-name="P2">recallme shuffles library</text:p>
      <text:p text:style-name="P2">recallme stops looking its Library...</text:p>
      <text:p text:style-name="P2">recallme puts Brainstorm to Graveyard from Play</text:p>
      <text:p text:style-name="P2">recallme plays Tormod's Crypt from Hand</text:p>
      <text:p text:style-name="P2">recallme puts Tormod's Crypt to Hand from Play</text:p>
      <text:p text:style-name="P1">&lt;recallme&gt; Wait!</text:p>
      <text:p text:style-name="P2">recallme taps Tropical Island</text:p>
      <text:p text:style-name="P2">recallme plays Brainstorm from Hand</text:p>
      <text:p text:style-name="P1">&lt;recallme&gt; Ok?</text:p>
      <text:p text:style-name="P1">&lt;wox2 (cz)&gt; Ok</text:p>
      <text:p text:style-name="P2">recallme draws a card</text:p>
      <text:p text:style-name="P2">recallme draws a card</text:p>
      <text:p text:style-name="P2">recallme draws a card</text:p>
      <text:p text:style-name="P2">recallme puts a card on top of Library from Hand</text:p>
      <text:p text:style-name="P2">recallme draws a card</text:p>
      <text:p text:style-name="P2">recallme puts a card on top of Library from Hand</text:p>
      <text:p text:style-name="P2">recallme puts a card on top of Library from Hand</text:p>
      <text:p text:style-name="P2">recallme puts Brainstorm to Graveyard from Play</text:p>
      <text:p text:style-name="P2">recallme plays Tormod's Crypt from Hand</text:p>
      <text:p text:style-name="P1">&lt;recallme&gt; Ok?</text:p>
      <text:p text:style-name="P1">&lt;wox2 (cz)&gt; Ok</text:p>
      <text:p text:style-name="P2">recallme plays Quirion Ranger from Hand</text:p>
      <text:p text:style-name="P1">&lt;recallme&gt; End my turn</text:p>
      <text:p text:style-name="P2">It is now turn 4 (wox2 (cz))</text:p>
      <text:p text:style-name="P2">It is now the Beginning Phase, Untap Step</text:p>
      <text:p text:style-name="P2">wox2 (cz) untaps his/her permanents</text:p>
      <text:p text:style-name="P2">It is now the Beginning Phase, Upkeep Step</text:p>
      <text:p text:style-name="P2">It is now the Beginning Phase, Draw Step</text:p>
      <text:p text:style-name="P2">wox2 (cz) draws a card</text:p>
      <text:p text:style-name="P2">It is now the Precombat Main Phase</text:p>
      <text:p text:style-name="P2">wox2 (cz) plays Polluted Delta from Hand</text:p>
      <text:p text:style-name="P2">It is now the End Phase, End Of Turn Step</text:p>
      <text:p text:style-name="P1">&lt;wox2 (cz)&gt; End my turn</text:p>
      <text:p text:style-name="P2">It is now turn 5 (recallme)</text:p>
      <text:p text:style-name="P2">It is now the Beginning Phase, Untap Step</text:p>
      <text:p text:style-name="P2">recallme untaps his/her permanents</text:p>
      <text:p text:style-name="P2">It is now the Beginning Phase, Upkeep Step</text:p>
      <text:p text:style-name="P2">recallme draws a card</text:p>
      <text:p text:style-name="P2">recallme plays Wooded Foothills from Hand</text:p>
      <text:p text:style-name="P2">recallme taps Quirion Ranger</text:p>
      <text:p text:style-name="P1">&lt;recallme&gt; End my turn</text:p>
      <text:p text:style-name="P2">wox2 (cz)'s life total is now 19 (-1)</text:p>
      <text:p text:style-name="P2">wox2 (cz) plays Brainstorm from Hand</text:p>
      <text:p text:style-name="P2">wox2 (cz) taps Underground Sea</text:p>
      <text:p text:style-name="P1">&lt;recallme&gt; Ok</text:p>
      <text:p text:style-name="P2">wox2 (cz) draws a card</text:p>
      <text:p text:style-name="P2">wox2 (cz) draws a card</text:p>
      <text:p text:style-name="P2">wox2 (cz) draws a card</text:p>
      <text:p text:style-name="P1">&lt;wox2 (cz)&gt; Thinking</text:p>
      <text:p text:style-name="P2">wox2 (cz) puts a card on top of Library from Hand</text:p>
      <text:p text:style-name="P2">wox2 (cz) puts a card on top of Library from Hand</text:p>
      <text:p text:style-name="P2">wox2 (cz) puts Brainstorm to Graveyard from Play</text:p>
      <text:p text:style-name="P2">wox2 (cz) taps Polluted Delta</text:p>
      <text:p text:style-name="P2">wox2 (cz) puts Polluted Delta to Graveyard from Play</text:p>
      <text:p text:style-name="P2">wox2 (cz)'s life total is now 18 (-1)</text:p>
      <text:p text:style-name="P2">wox2 (cz) is looking its Library...</text:p>
      <text:p text:style-name="P2">wox2 (cz) puts Underground Sea into play from Library</text:p>
      <text:p text:style-name="P2">wox2 (cz) shuffles library</text:p>
      <text:p text:style-name="P2">wox2 (cz) stops looking its Library...</text:p>
      <text:p text:style-name="P1">&lt;wox2 (cz)&gt; Thinking</text:p>
      <text:p text:style-name="P2">wox2 (cz) taps Underground Sea</text:p>
      <text:p text:style-name="P2">wox2 (cz) plays Repeal from Hand</text:p>
      <text:p text:style-name="P1">&lt;wox2 (cz)&gt; Tormod´s</text:p>
      <text:p text:style-name="P2">recallme puts Tormod's Crypt to Graveyard from Play</text:p>
      <text:p text:style-name="P2">wox2 (cz) puts Polluted Delta to RFG from Graveyard</text:p>
      <text:p text:style-name="P2">wox2 (cz) puts Brainstorm to RFG from Graveyard</text:p>
      <text:p text:style-name="P2">wox2 (cz) puts Tendrils of Agony to RFG from Graveyard</text:p>
      <text:p text:style-name="P2">wox2 (cz) puts Ancestral Recall to RFG from Graveyard</text:p>
      <text:p text:style-name="P2">wox2 (cz) puts Merchant Scroll to RFG from Graveyard</text:p>
      <text:p text:style-name="P2">wox2 (cz) puts Black Lotus to RFG from Graveyard</text:p>
      <text:p text:style-name="P2">wox2 (cz) puts Repeal to RFG from Graveyard</text:p>
      <text:p text:style-name="P2">wox2 (cz) puts Repeal to Graveyard from Play</text:p>
      <text:p text:style-name="P1">&lt;wox2 (cz)&gt; Ok</text:p>
      <text:p text:style-name="P2">It is now turn 6 (wox2 (cz))</text:p>
      <text:p text:style-name="P2">It is now the Beginning Phase, Untap Step</text:p>
      <text:p text:style-name="P2">wox2 (cz) untaps his/her permanents</text:p>
      <text:p text:style-name="P2">It is now the Beginning Phase, Upkeep Step</text:p>
      <text:p text:style-name="P2">It is now the Beginning Phase, Draw Step</text:p>
      <text:p text:style-name="P2">wox2 (cz) draws a card</text:p>
      <text:p text:style-name="P2">It is now the Precombat Main Phase</text:p>
      <text:p text:style-name="P2">wox2 (cz) plays Volcanic Island from Hand</text:p>
      <text:p text:style-name="P2">It is now the End Phase, End Of Turn Step</text:p>
      <text:p text:style-name="P1">&lt;wox2 (cz)&gt; End my turn</text:p>
      <text:p text:style-name="P1">&lt;System&gt; Session Lost</text:p>
      <text:p text:style-name="P1">&lt;System&gt; Disconnected</text:p>
      <text:p text:style-name="P1">&lt;New Game: waiting for opponent&gt;</text:p>
      <text:p text:style-name="P2">wox2 (cz) shuffles library</text:p>
      <text:p text:style-name="P1">&lt;wox2 (cz)&gt; I am ready.</text:p>
      <text:p text:style-name="P2">wox2 (cz) draws 0 cards</text:p>
      <text:p text:style-name="P2">Edowardo shuffles library</text:p>
      <text:p text:style-name="P1">&lt;Edowardo&gt; Bruises are back in style</text:p>
      <text:p text:style-name="P2">Edowardo draws 0 cards</text:p>
      <text:p text:style-name="P1">&lt;-------- New Game Started --------&gt;</text:p>
      <text:p text:style-name="P2">Edowardo's Security Code: 5171FC41 [Type 1.5]</text:p>
      <text:p text:style-name="P2">wox2 (cz)'s Security Code: A847DBC1 [???]</text:p>
      <text:p text:style-name="P2">It is now turn 1 (wox2 (cz))</text:p>
      <text:p text:style-name="P2">It is now the Beginning Phase, Untap Step</text:p>
      <text:p text:style-name="P2">wox2 (cz) shuffles library</text:p>
      <text:p text:style-name="P2">wox2 (cz) shuffles library</text:p>
      <text:p text:style-name="P2">wox2 (cz) rolled a 2, using a 20 sided die</text:p>
      <text:p text:style-name="P2">wox2 (cz) shuffles library</text:p>
      <text:p text:style-name="P2">Edowardo rolled a 13, using a 20 sided die</text:p>
      <text:p text:style-name="P2">wox2 (cz) shuffles library</text:p>
      <text:p text:style-name="P1">&lt;Edowardo&gt; pl</text:p>
      <text:p text:style-name="P2">Edowardo shuffles library</text:p>
      <text:p text:style-name="P1">&lt;wox2 (cz)&gt; k</text:p>
      <text:p text:style-name="P2">wox2 (cz) shuffles library</text:p>
      <text:p text:style-name="P2">Edowardo shuffles library</text:p>
      <text:p text:style-name="P2">wox2 (cz) shuffles library</text:p>
      <text:p text:style-name="P2">Edowardo shuffles library</text:p>
      <text:p text:style-name="P2">wox2 (cz) shuffles library</text:p>
      <text:p text:style-name="P2">Edowardo shuffles library</text:p>
      <text:p text:style-name="P2">Edowardo draws 7 cards</text:p>
      <text:p text:style-name="P2">wox2 (cz) shuffles library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1">&lt;Edowardo&gt; kp</text:p>
      <text:p text:style-name="P1">&lt;wox2 (cz)&gt; kp</text:p>
      <text:p text:style-name="P2">It is now turn 2 (Edowardo)</text:p>
      <text:p text:style-name="P2">It is now the Beginning Phase, Untap Step</text:p>
      <text:p text:style-name="P2">It is now the Beginning Phase, Upkeep Step</text:p>
      <text:p text:style-name="P2">It is now the Beginning Phase, Draw Step</text:p>
      <text:p text:style-name="P2">It is now the Precombat Main Phase</text:p>
      <text:p text:style-name="P2">Edowardo plays City of Brass from Hand</text:p>
      <text:p text:style-name="P2">Edowardo taps City of Brass</text:p>
      <text:p text:style-name="P2">Edowardo's life total is now 19 (-1)</text:p>
      <text:p text:style-name="P2">Edowardo plays Sol Ring from Hand</text:p>
      <text:p text:style-name="P2">Edowardo taps Sol Ring</text:p>
      <text:p text:style-name="P2">Edowardo plays Mana Vault from Hand</text:p>
      <text:p text:style-name="P2">Edowardo's life total is now 18 (-1)</text:p>
      <text:p text:style-name="P1">&lt;wox2 (cz)&gt; Ok</text:p>
      <text:p text:style-name="P1">&lt;Edowardo&gt; End my turn</text:p>
      <text:p text:style-name="P2">It is now turn 3 (wox2 (cz))</text:p>
      <text:p text:style-name="P2">It is now the Beginning Phase, Untap Step</text:p>
      <text:p text:style-name="P2">It is now the Beginning Phase, Draw Step</text:p>
      <text:p text:style-name="P2">wox2 (cz) draws a card</text:p>
      <text:p text:style-name="P2">It is now the Precombat Main Phase</text:p>
      <text:p text:style-name="P2">wox2 (cz) plays Volcanic Island from Hand</text:p>
      <text:p text:style-name="P2">wox2 (cz) plays Mox Sapphire from Hand</text:p>
      <text:p text:style-name="P2">It is now the End Phase, End Of Turn Step</text:p>
      <text:p text:style-name="P1">&lt;wox2 (cz)&gt; End my turn</text:p>
      <text:p text:style-name="P2">It is now turn 4 (Edowardo)</text:p>
      <text:p text:style-name="P2">It is now the Beginning Phase, Untap Step</text:p>
      <text:p text:style-name="P2">Edowardo untaps his/her permanents</text:p>
      <text:p text:style-name="P2">It is now the Beginning Phase, Upkeep Step</text:p>
      <text:p text:style-name="P2">It is now the Beginning Phase, Draw Step</text:p>
      <text:p text:style-name="P2">Edowardo draws a card</text:p>
      <text:p text:style-name="P2">It is now the Precombat Main Phase</text:p>
      <text:p text:style-name="P2">Edowardo taps City of Brass</text:p>
      <text:p text:style-name="P2">Edowardo's life total is now 17 (-1)</text:p>
      <text:p text:style-name="P2">Edowardo plays Vampiric Tutor from Hand</text:p>
      <text:p text:style-name="P1">&lt;Edowardo&gt; Ok?</text:p>
      <text:p text:style-name="P1">&lt;wox2 (cz)&gt; Ok</text:p>
      <text:p text:style-name="P2">Edowardo is looking its Library...</text:p>
      <text:p text:style-name="P2">Edowardo plays a facedown card from Library</text:p>
      <text:p text:style-name="P2">Edowardo shuffles library</text:p>
      <text:p text:style-name="P2">Edowardo stops looking its Library...</text:p>
      <text:p text:style-name="P2">Edowardo shuffles library</text:p>
      <text:p text:style-name="P2">Edowardo puts a facedown card on top of Library from Play</text:p>
      <text:p text:style-name="P2">Edowardo's life total is now 15 (-2)</text:p>
      <text:p text:style-name="P2">Edowardo puts Vampiric Tutor to Graveyard from Play</text:p>
      <text:p text:style-name="P2">Edowardo taps Sol Ring</text:p>
      <text:p text:style-name="P2">Edowardo plays Sphere of Resistance from Hand</text:p>
      <text:p text:style-name="P1">&lt;Edowardo&gt; Ok?</text:p>
      <text:p text:style-name="P2">wox2 (cz) taps Volcanic Island</text:p>
      <text:p text:style-name="P2">wox2 (cz) taps Mox Sapphire</text:p>
      <text:p text:style-name="P2">wox2 (cz) plays Mana Drain from Hand</text:p>
      <text:p text:style-name="P2">Edowardo puts Sphere of Resistance to Graveyard from Play</text:p>
      <text:p text:style-name="P2">Mana Drain now has 2 (+2) counters.</text:p>
      <text:p text:style-name="P2">Edowardo plays Wasteland from Hand</text:p>
      <text:p text:style-name="P2">wox2 (cz) duplicates Mana Drain</text:p>
      <text:p text:style-name="P2">Edowardo taps Wasteland</text:p>
      <text:p text:style-name="P2">wox2 (cz) puts Mana Drain to Graveyard from Play</text:p>
      <text:p text:style-name="P2">wox2 (cz) puts Volcanic Island to Graveyard from Play</text:p>
      <text:p text:style-name="P2">Edowardo puts Wasteland to Graveyard from Play</text:p>
      <text:p text:style-name="P1">&lt;Edowardo&gt; End my turn</text:p>
      <text:p text:style-name="P2">It is now turn 5 (wox2 (cz))</text:p>
      <text:p text:style-name="P2">It is now the Beginning Phase, Untap Step</text:p>
      <text:p text:style-name="P2">wox2 (cz) untaps his/her permanents</text:p>
      <text:p text:style-name="P2">It is now the Beginning Phase, Upkeep Step</text:p>
      <text:p text:style-name="P2">It is now the Beginning Phase, Draw Step</text:p>
      <text:p text:style-name="P2">wox2 (cz) draws a card</text:p>
      <text:p text:style-name="P2">It is now the Precombat Main Phase</text:p>
      <text:p text:style-name="P2">wox2 (cz) plays Brainstorm from Hand</text:p>
      <text:p text:style-name="P2">wox2 (cz) taps Mox Sapphire</text:p>
      <text:p text:style-name="P1">&lt;Edowardo&gt; Ok</text:p>
      <text:p text:style-name="P2">wox2 (cz) draws a card</text:p>
      <text:p text:style-name="P2">wox2 (cz) draws a card</text:p>
      <text:p text:style-name="P2">wox2 (cz) draws a card</text:p>
      <text:p text:style-name="P1">&lt;wox2 (cz)&gt; Thinking</text:p>
      <text:p text:style-name="P2">wox2 (cz) puts a card on top of Library from Hand</text:p>
      <text:p text:style-name="P2">wox2 (cz) puts a card on top of Library from Hand</text:p>
      <text:p text:style-name="P2">wox2 (cz) puts Brainstorm to Graveyard from Play</text:p>
      <text:p text:style-name="P2">wox2 (cz) plays Polluted Delta from Hand</text:p>
      <text:p text:style-name="P2">wox2 (cz) plays Mox Emerald from Hand</text:p>
      <text:p text:style-name="P2">wox2 (cz) taps Polluted Delta</text:p>
      <text:p text:style-name="P2">wox2 (cz) puts Polluted Delta to Graveyard from Play</text:p>
      <text:p text:style-name="P2">wox2 (cz)'s life total is now 19 (-1)</text:p>
      <text:p text:style-name="P2">wox2 (cz) is looking its Library...</text:p>
      <text:p text:style-name="P2">wox2 (cz) puts Island into play from Library</text:p>
      <text:p text:style-name="P2">wox2 (cz) shuffles library</text:p>
      <text:p text:style-name="P2">wox2 (cz) stops looking its Library...</text:p>
      <text:p text:style-name="P2">wox2 (cz) taps Island</text:p>
      <text:p text:style-name="P2">wox2 (cz) taps Mox Emerald</text:p>
      <text:p text:style-name="P2">wox2 (cz) destroys <text:s/>duplicated Mana Drain</text:p>
      <text:p text:style-name="P2">wox2 (cz) plays Gifts Ungiven from Hand</text:p>
      <text:p text:style-name="P1">&lt;Edowardo&gt; Ok</text:p>
      <text:p text:style-name="P2">wox2 (cz) is looking its Library...</text:p>
      <text:p text:style-name="P2">wox2 (cz) puts Ancestral Recall into play from Library</text:p>
      <text:p text:style-name="P2">wox2 (cz) puts Demonic Tutor into play from Library</text:p>
      <text:p text:style-name="P2">wox2 (cz) puts Dark Ritual into play from Library</text:p>
      <text:p text:style-name="P1">&lt;wox2 (cz)&gt; Thinking</text:p>
      <text:p text:style-name="P2">wox2 (cz) puts Yawgmoth's Will into play from Library</text:p>
      <text:p text:style-name="P2">wox2 (cz) puts a Dark Ritual on top of Library from Play</text:p>
      <text:p text:style-name="P2">wox2 (cz) puts Mox Jet into play from Library</text:p>
      <text:p text:style-name="P2">wox2 (cz) shuffles library</text:p>
      <text:p text:style-name="P2">wox2 (cz) stops looking its Library...</text:p>
      <text:p text:style-name="P2">Edowardo is now the controller of Yawgmoth's Will</text:p>
      <text:p text:style-name="P2">Edowardo is now the controller of Ancestral Recall</text:p>
      <text:p text:style-name="P2">Edowardo is now the controller of Demonic Tutor</text:p>
      <text:p text:style-name="P2">Edowardo is now the controller of Mox Jet</text:p>
      <text:p text:style-name="P2">wox2 (cz) is now the controller of Mox Jet</text:p>
      <text:p text:style-name="P2">wox2 (cz) is now the controller of Yawgmoth's Will</text:p>
      <text:p text:style-name="P2">wox2 (cz) is now the controller of Demonic Tutor</text:p>
      <text:p text:style-name="P2">wox2 (cz) is now the controller of Ancestral Recall</text:p>
      <text:p text:style-name="P2">wox2 (cz) puts Yawgmoth's Will to Hand from Play</text:p>
      <text:p text:style-name="P2">wox2 (cz) puts Mox Jet to Hand from Play</text:p>
      <text:p text:style-name="P2">wox2 (cz) puts Ancestral Recall to Graveyard from Play</text:p>
      <text:p text:style-name="P2">wox2 (cz) puts Demonic Tutor to Graveyard from Play</text:p>
      <text:p text:style-name="P2">wox2 (cz) puts Gifts Ungiven to Graveyard from Play</text:p>
      <text:p text:style-name="P1">&lt;wox2 (cz)&gt; Thinking</text:p>
      <text:p text:style-name="P2">wox2 (cz) plays Mox Jet from Hand</text:p>
      <text:p text:style-name="P2">wox2 (cz) plays Black Lotus from Hand</text:p>
      <text:p text:style-name="P2">wox2 (cz) taps Black Lotus</text:p>
      <text:p text:style-name="P2">wox2 (cz) puts Black Lotus to Graveyard from Play</text:p>
      <text:p text:style-name="P2">wox2 (cz) taps Mox Jet</text:p>
      <text:p text:style-name="P2">wox2 (cz) plays Yawgmoth's Will from Hand</text:p>
      <text:p text:style-name="P2">wox2 (cz) puts Yawgmoth's Will to RFG from Play</text:p>
      <text:p text:style-name="P2">wox2 (cz) puts a 0/0 storm count token into play</text:p>
      <text:p text:style-name="P2">storm count now has 1 (+1) counters.</text:p>
      <text:p text:style-name="P2">storm count now has 2 (+1) counters.</text:p>
      <text:p text:style-name="P2">storm count now has 3 (+1) counters.</text:p>
      <text:p text:style-name="P2">storm count now has 4 (+1) counters.</text:p>
      <text:p text:style-name="P2">storm count now has 5 (+1) counters.</text:p>
      <text:p text:style-name="P2">wox2 (cz) puts Ancestral Recall into play from Graveyard</text:p>
      <text:p text:style-name="P2">storm count now has 6 (+1) counters.</text:p>
      <text:p text:style-name="P2">wox2 (cz) draws a card</text:p>
      <text:p text:style-name="P2">wox2 (cz) draws a card</text:p>
      <text:p text:style-name="P2">wox2 (cz) draws a card</text:p>
      <text:p text:style-name="P2">wox2 (cz) puts Ancestral Recall to RFG from Play</text:p>
      <text:p text:style-name="P2">wox2 (cz) puts Black Lotus into play from Graveyard</text:p>
      <text:p text:style-name="P2">storm count now has 7 (+1) counters.</text:p>
      <text:p text:style-name="P2">wox2 (cz) taps Black Lotus</text:p>
      <text:p text:style-name="P2">wox2 (cz) puts Black Lotus to RFG from Play</text:p>
      <text:p text:style-name="P2">wox2 (cz) puts Brainstorm into play from Graveyard</text:p>
      <text:p text:style-name="P2">storm count now has 8 (+1) counters.</text:p>
      <text:p text:style-name="P2">wox2 (cz) draws a card</text:p>
      <text:p text:style-name="P2">wox2 (cz) draws a card</text:p>
      <text:p text:style-name="P2">wox2 (cz) draws a card</text:p>
      <text:p text:style-name="P1">&lt;wox2 (cz)&gt; Thinking</text:p>
      <text:p text:style-name="P2">wox2 (cz) puts a card on top of Library from Hand</text:p>
      <text:p text:style-name="P2">wox2 (cz) puts a card on top of Library from Hand</text:p>
      <text:p text:style-name="P2">wox2 (cz) puts Brainstorm to RFG from Play</text:p>
      <text:p text:style-name="P2">wox2 (cz) plays Merchant Scroll from Hand</text:p>
      <text:p text:style-name="P2">wox2 (cz) destroys <text:s/>token storm count</text:p>
      <text:p text:style-name="P2">wox2 (cz) is looking its Library...</text:p>
      <text:p text:style-name="P2">wox2 (cz) puts Chain of Vapor into play from Library</text:p>
      <text:p text:style-name="P2">wox2 (cz) shuffles library</text:p>
      <text:p text:style-name="P2">wox2 (cz) stops looking its Library...</text:p>
      <text:p text:style-name="P2">wox2 (cz) puts Chain of Vapor to Hand from Play</text:p>
      <text:p text:style-name="P2">wox2 (cz) puts Merchant Scroll to RFG from Play</text:p>
      <text:p text:style-name="P2">It is now the End Phase, End Of Turn Step</text:p>
      <text:p text:style-name="P1">&lt;wox2 (cz)&gt; End my turn</text:p>
      <text:p text:style-name="P2">It is now turn 6 (Edowardo)</text:p>
      <text:p text:style-name="P2">It is now the Beginning Phase, Untap Step</text:p>
      <text:p text:style-name="P2">Edowardo untaps his/her permanents</text:p>
      <text:p text:style-name="P2">It is now the Beginning Phase, Upkeep Step</text:p>
      <text:p text:style-name="P2">It is now the Beginning Phase, Draw Step</text:p>
      <text:p text:style-name="P2">Edowardo draws a card</text:p>
      <text:p text:style-name="P2">It is now the Precombat Main Phase</text:p>
      <text:p text:style-name="P2">Edowardo plays Gemstone Mine from Hand</text:p>
      <text:p text:style-name="P2">Gemstone Mine now has 3 (+3) counters.</text:p>
      <text:p text:style-name="P2">Edowardo taps Sol Ring</text:p>
      <text:p text:style-name="P2">Edowardo taps Mana Vault</text:p>
      <text:p text:style-name="P2">Edowardo plays Karn, Silver Golem from Hand</text:p>
      <text:p text:style-name="P1">&lt;Edowardo&gt; Ok?</text:p>
      <text:p text:style-name="P2">wox2 (cz) plays Force of Will from Hand</text:p>
      <text:p text:style-name="P2">wox2 (cz) puts Mana Drain to RFG from Hand</text:p>
      <text:p text:style-name="P2">wox2 (cz)'s life total is now 18 (-1)</text:p>
      <text:p text:style-name="P2">Edowardo puts Karn, Silver Golem to Graveyard from Play</text:p>
      <text:p text:style-name="P2">wox2 (cz) puts Force of Will to Graveyard from Play</text:p>
      <text:p text:style-name="P1">&lt;Edowardo&gt; End my turn</text:p>
      <text:p text:style-name="P2">It is now turn 7 (wox2 (cz))</text:p>
      <text:p text:style-name="P2">It is now the Beginning Phase, Untap Step</text:p>
      <text:p text:style-name="P2">wox2 (cz) untaps his/her permanents</text:p>
      <text:p text:style-name="P2">It is now the Beginning Phase, Upkeep Step</text:p>
      <text:p text:style-name="P2">It is now the Beginning Phase, Draw Step</text:p>
      <text:p text:style-name="P2">wox2 (cz) draws a card</text:p>
      <text:p text:style-name="P2">It is now the Precombat Main Phase</text:p>
      <text:p text:style-name="P1">&lt;wox2 (cz)&gt; Thinking</text:p>
      <text:p text:style-name="P2">wox2 (cz) taps Island</text:p>
      <text:p text:style-name="P2">wox2 (cz) plays Mystical Tutor from Hand</text:p>
      <text:p text:style-name="P2">wox2 (cz) puts a 0/0 storm count token into play</text:p>
      <text:p text:style-name="P2">storm count now has 1 (+1) counters.</text:p>
      <text:p text:style-name="P2">wox2 (cz) is looking its Library...</text:p>
      <text:p text:style-name="P2">wox2 (cz) puts Empty the Warrens into play from Library</text:p>
      <text:p text:style-name="P2">wox2 (cz) shuffles library</text:p>
      <text:p text:style-name="P2">wox2 (cz) stops looking its Library...</text:p>
      <text:p text:style-name="P2">wox2 (cz) puts Mystical Tutor to Graveyard from Play</text:p>
      <text:p text:style-name="P2">wox2 (cz) puts a Empty the Warrens on top of Library from Play</text:p>
      <text:p text:style-name="P2">wox2 (cz) taps Mox Sapphire</text:p>
      <text:p text:style-name="P2">wox2 (cz) untaps Mox Sapphire</text:p>
      <text:p text:style-name="P2">wox2 (cz) plays Volcanic Island from Hand</text:p>
      <text:p text:style-name="P2">wox2 (cz) taps Volcanic Island</text:p>
      <text:p text:style-name="P2">wox2 (cz) taps Mox Sapphire</text:p>
      <text:p text:style-name="P2">wox2 (cz) plays Chain of Vapor from Hand</text:p>
      <text:p text:style-name="P2">wox2 (cz) taps Mox Emerald</text:p>
      <text:p text:style-name="P2">wox2 (cz) taps Mox Jet</text:p>
      <text:p text:style-name="P2">storm count now has 2 (+1) counters.</text:p>
      <text:p text:style-name="P2">wox2 (cz) puts Mox Sapphire to Hand from Play</text:p>
      <text:p text:style-name="P2">wox2 (cz) puts Island to Graveyard from Play</text:p>
      <text:p text:style-name="P2">wox2 (cz) puts Mox Emerald to Hand from Play</text:p>
      <text:p text:style-name="P2">wox2 (cz) puts Volcanic Island to Graveyard from Play</text:p>
      <text:p text:style-name="P2">wox2 (cz) puts Mox Jet to Hand from Play</text:p>
      <text:p text:style-name="P2">wox2 (cz) puts Chain of Vapor to Graveyard from Play</text:p>
      <text:p text:style-name="P2">wox2 (cz) plays Mox Sapphire from Hand</text:p>
      <text:p text:style-name="P2">wox2 (cz) plays Mox Emerald from Hand</text:p>
      <text:p text:style-name="P2">wox2 (cz) plays Mox Jet from Hand</text:p>
      <text:p text:style-name="P2">storm count now has 3 (+1) counters.</text:p>
      <text:p text:style-name="P2">storm count now has 4 (+1) counters.</text:p>
      <text:p text:style-name="P2">storm count now has 5 (+1) counters.</text:p>
      <text:p text:style-name="P2">wox2 (cz) plays Brainstorm from Hand</text:p>
      <text:p text:style-name="P2">wox2 (cz) taps Mox Sapphire</text:p>
      <text:p text:style-name="P2">storm count now has 6 (+1) counters.</text:p>
      <text:p text:style-name="P2">wox2 (cz) draws a card</text:p>
      <text:p text:style-name="P2">wox2 (cz) draws a card</text:p>
      <text:p text:style-name="P2">wox2 (cz) draws a card</text:p>
      <text:p text:style-name="P2">wox2 (cz) puts a card on top of Library from Hand</text:p>
      <text:p text:style-name="P2">wox2 (cz) puts a card on top of Library from Hand</text:p>
      <text:p text:style-name="P2">wox2 (cz) puts Brainstorm to Graveyard from Play</text:p>
      <text:p text:style-name="P2">wox2 (cz) plays Lotus Petal from Hand</text:p>
      <text:p text:style-name="P2">storm count now has 7 (+1) counters.</text:p>
      <text:p text:style-name="P2">wox2 (cz) plays Empty the Warrens from Hand</text:p>
      <text:p text:style-name="P2">wox2 (cz) taps Mox Emerald</text:p>
      <text:p text:style-name="P2">wox2 (cz) puts Empty the Warrens to Graveyard from Play</text:p>
      <text:p text:style-name="P2">wox2 (cz) puts a 1/1 goblin token into play</text:p>
      <text:p text:style-name="P2">goblin now has 16 (+16) counters.</text:p>
      <text:p text:style-name="P2">wox2 (cz) destroys <text:s/>token storm count</text:p>
      <text:p text:style-name="P2">It is now the End Phase, End Of Turn Step</text:p>
      <text:p text:style-name="P1">&lt;wox2 (cz)&gt; End my turn</text:p>
      <text:p text:style-name="P2">It is now turn 8 (Edowardo)</text:p>
      <text:p text:style-name="P2">It is now the Beginning Phase, Untap Step</text:p>
      <text:p text:style-name="P2">Edowardo's life total is now 14 (-1)</text:p>
      <text:p text:style-name="P2">Edowardo untaps his/her permanents</text:p>
      <text:p text:style-name="P2">It is now the Beginning Phase, Upkeep Step</text:p>
      <text:p text:style-name="P2">It is now the Beginning Phase, Draw Step</text:p>
      <text:p text:style-name="P2">Edowardo draws a card</text:p>
      <text:p text:style-name="P2">It is now the Precombat Main Phase</text:p>
      <text:p text:style-name="P1">&lt;Edowardo&gt; gg g2</text:p>
      <text:p text:style-name="P1">&lt;wox2 (cz)&gt; Ok</text:p>
      <text:p text:style-name="P1">&lt;Opponent is requesting a new game&gt;</text:p>
      <text:p text:style-name="P2">Edowardo shuffles library</text:p>
      <text:p text:style-name="P1">&lt;Edowardo&gt; Bruises are back in style</text:p>
      <text:p text:style-name="P2">Edowardo draws 0 cards</text:p>
      <text:p text:style-name="P2">wox2 (cz) shuffles library</text:p>
      <text:p text:style-name="P1">&lt;wox2 (cz)&gt; I am ready.</text:p>
      <text:p text:style-name="P2">wox2 (cz) draws 0 cards</text:p>
      <text:p text:style-name="P1">&lt;-------- New Game Started --------&gt;</text:p>
      <text:p text:style-name="P2">Edowardo's Security Code: 5171FC41/sb [Type 1.5]</text:p>
      <text:p text:style-name="P2">wox2 (cz)'s Security Code: A847DBC1/sb [???]</text:p>
      <text:p text:style-name="P2">It is now turn 1 (wox2 (cz))</text:p>
      <text:p text:style-name="P2">It is now the Beginning Phase, Untap Step</text:p>
      <text:p text:style-name="P1">&lt;Edowardo&gt; pl</text:p>
      <text:p text:style-name="P2">Edowardo shuffles library</text:p>
      <text:p text:style-name="P2">It is now turn 2 (Edowardo)</text:p>
      <text:p text:style-name="P2">It is now the Beginning Phase, Untap Step</text:p>
      <text:p text:style-name="P2">Edowardo shuffles library</text:p>
      <text:p text:style-name="P2">wox2 (cz) shuffles library</text:p>
      <text:p text:style-name="P2">Edowardo shuffles library</text:p>
      <text:p text:style-name="P1">&lt;wox2 (cz)&gt; k</text:p>
      <text:p text:style-name="P2">Edowardo shuffles library</text:p>
      <text:p text:style-name="P2">wox2 (cz) shuffles library</text:p>
      <text:p text:style-name="P2">Edowardo draws 7 cards</text:p>
      <text:p text:style-name="P2">wox2 (cz) shuffles library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1">&lt;Edowardo&gt; kp</text:p>
      <text:p text:style-name="P1">&lt;wox2 (cz)&gt; kp</text:p>
      <text:p text:style-name="P2">Edowardo plays Barbarian Ring from Hand</text:p>
      <text:p text:style-name="P2">Edowardo taps Barbarian Ring</text:p>
      <text:p text:style-name="P2">Edowardo untaps Barbarian Ring</text:p>
      <text:p text:style-name="P2">Edowardo plays Mox Jet from Hand</text:p>
      <text:p text:style-name="P2">Edowardo taps Mox Jet</text:p>
      <text:p text:style-name="P1">&lt;Edowardo&gt; Ok?</text:p>
      <text:p text:style-name="P1">&lt;wox2 (cz)&gt; Ok</text:p>
      <text:p text:style-name="P2">Edowardo plays Mana Vault from Hand</text:p>
      <text:p text:style-name="P2">Edowardo taps Mana Vault</text:p>
      <text:p text:style-name="P2">Edowardo plays Sphere of Resistance from Hand</text:p>
      <text:p text:style-name="P1">&lt;Edowardo&gt; Ok?</text:p>
      <text:p text:style-name="P1">&lt;wox2 (cz)&gt; Ok</text:p>
      <text:p text:style-name="P2">Edowardo's life total is now 19 (-1)</text:p>
      <text:p text:style-name="P1">&lt;Edowardo&gt; End my turn</text:p>
      <text:p text:style-name="P2">It is now turn 3 (wox2 (cz))</text:p>
      <text:p text:style-name="P2">It is now the Beginning Phase, Untap Step</text:p>
      <text:p text:style-name="P2">It is now the Beginning Phase, Draw Step</text:p>
      <text:p text:style-name="P2">wox2 (cz) draws a card</text:p>
      <text:p text:style-name="P2">It is now the Precombat Main Phase</text:p>
      <text:p text:style-name="P1">&lt;wox2 (cz)&gt; Thinking</text:p>
      <text:p text:style-name="P2">wox2 (cz) plays Flooded Strand from Hand</text:p>
      <text:p text:style-name="P2">wox2 (cz) taps Flooded Strand</text:p>
      <text:p text:style-name="P2">wox2 (cz) puts Flooded Strand to Graveyard from Play</text:p>
      <text:p text:style-name="P2">wox2 (cz)'s life total is now 19 (-1)</text:p>
      <text:p text:style-name="P2">wox2 (cz) is looking its Library...</text:p>
      <text:p text:style-name="P2">wox2 (cz) puts Island into play from Library</text:p>
      <text:p text:style-name="P2">wox2 (cz) shuffles library</text:p>
      <text:p text:style-name="P2">wox2 (cz) stops looking its Library...</text:p>
      <text:p text:style-name="P2">wox2 (cz) taps Island</text:p>
      <text:p text:style-name="P1">&lt;wox2 (cz)&gt; Thinking</text:p>
      <text:p text:style-name="P2">wox2 (cz) plays Mox Emerald from Hand</text:p>
      <text:p text:style-name="P2">wox2 (cz) taps Mox Emerald</text:p>
      <text:p text:style-name="P2">wox2 (cz) plays Mana Crypt from Hand</text:p>
      <text:p text:style-name="P2">wox2 (cz) taps Mana Crypt</text:p>
      <text:p text:style-name="P2">wox2 (cz) plays Sol Ring from Hand</text:p>
      <text:p text:style-name="P2">It is now the End Phase, End Of Turn Step</text:p>
      <text:p text:style-name="P1">&lt;wox2 (cz)&gt; End my turn</text:p>
      <text:p text:style-name="P2">It is now turn 4 (Edowardo)</text:p>
      <text:p text:style-name="P2">It is now the Beginning Phase, Untap Step</text:p>
      <text:p text:style-name="P2">Edowardo untaps his/her permanents</text:p>
      <text:p text:style-name="P2">It is now the Beginning Phase, Upkeep Step</text:p>
      <text:p text:style-name="P2">Edowardo's life total is now 18 (-1)</text:p>
      <text:p text:style-name="P2">It is now the Beginning Phase, Draw Step</text:p>
      <text:p text:style-name="P2">Edowardo draws a card</text:p>
      <text:p text:style-name="P2">It is now the Precombat Main Phase</text:p>
      <text:p text:style-name="P2">Mana Crypt's note changed: h=dmg</text:p>
      <text:p text:style-name="P2">Edowardo taps Mox Jet</text:p>
      <text:p text:style-name="P2">Edowardo plays Lotus Petal from Hand</text:p>
      <text:p text:style-name="P1">&lt;Edowardo&gt; Ok?</text:p>
      <text:p text:style-name="P1">&lt;wox2 (cz)&gt; Ok</text:p>
      <text:p text:style-name="P1">&lt;Edowardo&gt; End my turn</text:p>
      <text:p text:style-name="P2">It is now turn 5 (wox2 (cz))</text:p>
      <text:p text:style-name="P2">It is now the Beginning Phase, Untap Step</text:p>
      <text:p text:style-name="P2">wox2 (cz) untaps his/her permanents</text:p>
      <text:p text:style-name="P2">It is now the Beginning Phase, Upkeep Step</text:p>
      <text:p text:style-name="P2">wox2 (cz) flips a coin: TAILS</text:p>
      <text:p text:style-name="P2">It is now the Beginning Phase, Draw Step</text:p>
      <text:p text:style-name="P2">wox2 (cz) draws a card</text:p>
      <text:p text:style-name="P2">It is now the Precombat Main Phase</text:p>
      <text:p text:style-name="P1">&lt;wox2 (cz)&gt; Thinking</text:p>
      <text:p text:style-name="P2">It is now the End Phase, End Of Turn Step</text:p>
      <text:p text:style-name="P1">&lt;wox2 (cz)&gt; End my turn</text:p>
      <text:p text:style-name="P2">It is now turn 6 (Edowardo)</text:p>
      <text:p text:style-name="P2">It is now the Beginning Phase, Untap Step</text:p>
      <text:p text:style-name="P2">Edowardo untaps his/her permanents</text:p>
      <text:p text:style-name="P2">It is now the Beginning Phase, Upkeep Step</text:p>
      <text:p text:style-name="P2">Edowardo's life total is now 17 (-1)</text:p>
      <text:p text:style-name="P2">It is now the Beginning Phase, Draw Step</text:p>
      <text:p text:style-name="P2">Edowardo draws a card</text:p>
      <text:p text:style-name="P2">It is now the Precombat Main Phase</text:p>
      <text:p text:style-name="P1">&lt;Edowardo&gt; End my turn</text:p>
      <text:p text:style-name="P1">&lt;wox2 (cz)&gt; Thinking</text:p>
      <text:p text:style-name="P2">It is now turn 7 (wox2 (cz))</text:p>
      <text:p text:style-name="P2">It is now the Beginning Phase, Untap Step</text:p>
      <text:p text:style-name="P2">It is now the Beginning Phase, Draw Step</text:p>
      <text:p text:style-name="P2">It is now the Beginning Phase, Upkeep Step</text:p>
      <text:p text:style-name="P2">wox2 (cz) flips a coin: TAILS</text:p>
      <text:p text:style-name="P2">It is now the Beginning Phase, Draw Step</text:p>
      <text:p text:style-name="P2">wox2 (cz) draws a card</text:p>
      <text:p text:style-name="P2">It is now the Precombat Main Phase</text:p>
      <text:p text:style-name="P2">wox2 (cz) plays Underground Sea from Hand</text:p>
      <text:p text:style-name="P2">It is now the End Phase, End Of Turn Step</text:p>
      <text:p text:style-name="P1">&lt;wox2 (cz)&gt; End my turn</text:p>
      <text:p text:style-name="P1">&lt;Edowardo&gt; EOT</text:p>
      <text:p text:style-name="P2">Edowardo taps Mox Jet</text:p>
      <text:p text:style-name="P2">Edowardo taps Barbarian Ring</text:p>
      <text:p text:style-name="P2">Edowardo's life total is now 16 (-1)</text:p>
      <text:p text:style-name="P2">Edowardo plays Vampiric Tutor from Hand</text:p>
      <text:p text:style-name="P1">&lt;Edowardo&gt; Ok?</text:p>
      <text:p text:style-name="P1">&lt;wox2 (cz)&gt; Ok</text:p>
      <text:p text:style-name="P2">Edowardo's life total is now 14 (-2)</text:p>
      <text:p text:style-name="P2">Edowardo is looking its Library...</text:p>
      <text:p text:style-name="P2">Edowardo plays a facedown card from Library</text:p>
      <text:p text:style-name="P2">Edowardo shuffles library</text:p>
      <text:p text:style-name="P2">Edowardo stops looking its Library...</text:p>
      <text:p text:style-name="P2">Edowardo shuffles library</text:p>
      <text:p text:style-name="P2">Edowardo puts a facedown card on top of Library from Play</text:p>
      <text:p text:style-name="P2">Edowardo puts Vampiric Tutor to Graveyard from Play</text:p>
      <text:p text:style-name="P2">It is now turn 8 (Edowardo)</text:p>
      <text:p text:style-name="P2">It is now the Beginning Phase, Untap Step</text:p>
      <text:p text:style-name="P2">Edowardo untaps his/her permanents</text:p>
      <text:p text:style-name="P2">It is now the Beginning Phase, Upkeep Step</text:p>
      <text:p text:style-name="P2">Edowardo's life total is now 13 (-1)</text:p>
      <text:p text:style-name="P2">It is now the Beginning Phase, Draw Step</text:p>
      <text:p text:style-name="P2">Edowardo draws a card</text:p>
      <text:p text:style-name="P2">It is now the Precombat Main Phase</text:p>
      <text:p text:style-name="P2">Edowardo plays Mishra's Workshop from Hand</text:p>
      <text:p text:style-name="P2">Edowardo taps Mishra's Workshop</text:p>
      <text:p text:style-name="P2">Edowardo taps Lotus Petal</text:p>
      <text:p text:style-name="P2">Edowardo taps Mox Jet</text:p>
      <text:p text:style-name="P2">Edowardo taps Barbarian Ring</text:p>
      <text:p text:style-name="P2">Edowardo's life total is now 12 (-1)</text:p>
      <text:p text:style-name="P2">Edowardo plays Memory Jar from Hand</text:p>
      <text:p text:style-name="P1">&lt;Edowardo&gt; Ok?</text:p>
      <text:p text:style-name="P2">Edowardo puts Lotus Petal to Graveyard from Play</text:p>
      <text:p text:style-name="P1">&lt;wox2 (cz)&gt; Thinking</text:p>
      <text:p text:style-name="P1">&lt;wox2 (cz)&gt; Ok</text:p>
      <text:p text:style-name="P1">&lt;Edowardo&gt; End my turn</text:p>
      <text:p text:style-name="P1">&lt;wox2 (cz)&gt; Thinking</text:p>
      <text:p text:style-name="P2">wox2 (cz) taps Island</text:p>
      <text:p text:style-name="P2">wox2 (cz) taps Mox Emerald</text:p>
      <text:p text:style-name="P2">wox2 (cz) untaps Mox Emerald</text:p>
      <text:p text:style-name="P2">wox2 (cz) taps Mana Crypt</text:p>
      <text:p text:style-name="P2">wox2 (cz) taps Sol Ring</text:p>
      <text:p text:style-name="P2">wox2 (cz) plays Gifts Ungiven from Hand</text:p>
      <text:p text:style-name="P2">wox2 (cz) is looking its Library...</text:p>
      <text:p text:style-name="P2">wox2 (cz) puts Ancestral Recall into play from Library</text:p>
      <text:p text:style-name="P2">wox2 (cz) puts Black Lotus into play from Library</text:p>
      <text:p text:style-name="P2">wox2 (cz) puts Rebuild into play from Library</text:p>
      <text:p text:style-name="P1">&lt;wox2 (cz)&gt; Thinking</text:p>
      <text:p text:style-name="P2">wox2 (cz) puts Mystical Tutor into play from Library</text:p>
      <text:p text:style-name="P2">wox2 (cz) shuffles library</text:p>
      <text:p text:style-name="P2">wox2 (cz) stops looking its Library...</text:p>
      <text:p text:style-name="P2">Edowardo is now the controller of Mystical Tutor</text:p>
      <text:p text:style-name="P2">Edowardo is now the controller of Ancestral Recall</text:p>
      <text:p text:style-name="P2">Edowardo is now the controller of Black Lotus</text:p>
      <text:p text:style-name="P2">Edowardo is now the controller of Rebuild</text:p>
      <text:p text:style-name="P2">wox2 (cz) is now the controller of Rebuild</text:p>
      <text:p text:style-name="P2">wox2 (cz) is now the controller of Black Lotus</text:p>
      <text:p text:style-name="P2">wox2 (cz) is now the controller of Ancestral Recall</text:p>
      <text:p text:style-name="P2">wox2 (cz) is now the controller of Mystical Tutor</text:p>
      <text:p text:style-name="P2">wox2 (cz) puts Mystical Tutor to Hand from Play</text:p>
      <text:p text:style-name="P2">wox2 (cz) puts Ancestral Recall to Hand from Play</text:p>
      <text:p text:style-name="P2">wox2 (cz) puts Black Lotus to Graveyard from Play</text:p>
      <text:p text:style-name="P2">wox2 (cz) puts Rebuild to Graveyard from Play</text:p>
      <text:p text:style-name="P2">wox2 (cz) puts Gifts Ungiven to Graveyard from Play</text:p>
      <text:p text:style-name="P1">&lt;wox2 (cz)&gt; Thinking</text:p>
      <text:p text:style-name="P2">wox2 (cz) taps Mox Emerald</text:p>
      <text:p text:style-name="P2">wox2 (cz) taps Underground Sea</text:p>
      <text:p text:style-name="P2">wox2 (cz) plays Ancestral Recall from Hand</text:p>
      <text:p text:style-name="P2">It is now the End Phase, End Of Turn Step</text:p>
      <text:p text:style-name="P2">wox2 (cz) draws a card</text:p>
      <text:p text:style-name="P2">wox2 (cz) draws a card</text:p>
      <text:p text:style-name="P2">wox2 (cz) draws a card</text:p>
      <text:p text:style-name="P2">wox2 (cz) puts Ancestral Recall to Graveyard from Play</text:p>
      <text:p text:style-name="P2">It is now turn 9 (wox2 (cz))</text:p>
      <text:p text:style-name="P2">It is now the Beginning Phase, Untap Step</text:p>
      <text:p text:style-name="P2">wox2 (cz) untaps his/her permanents</text:p>
      <text:p text:style-name="P2">It is now the Beginning Phase, Upkeep Step</text:p>
      <text:p text:style-name="P2">wox2 (cz) flips a coin: HEADS</text:p>
      <text:p text:style-name="P2">wox2 (cz)'s life total is now 16 (-3)</text:p>
      <text:p text:style-name="P1">&lt;wox2 (cz)&gt; Thinking</text:p>
      <text:p text:style-name="P2">It is now the Beginning Phase, Draw Step</text:p>
      <text:p text:style-name="P2">wox2 (cz) draws a card</text:p>
      <text:p text:style-name="P2">It is now the Precombat Main Phase</text:p>
      <text:p text:style-name="P2">wox2 (cz) plays Flooded Strand from Hand</text:p>
      <text:p text:style-name="P2">wox2 (cz) plays Mox Jet from Hand</text:p>
      <text:p text:style-name="P2">wox2 (cz) taps Mox Emerald</text:p>
      <text:p text:style-name="P2">It is now the End Phase, End Of Turn Step</text:p>
      <text:p text:style-name="P1">&lt;wox2 (cz)&gt; End my turn</text:p>
      <text:p text:style-name="P2">It is now turn 10 (Edowardo)</text:p>
      <text:p text:style-name="P2">It is now the Beginning Phase, Untap Step</text:p>
      <text:p text:style-name="P2">Edowardo untaps his/her permanents</text:p>
      <text:p text:style-name="P2">It is now the Beginning Phase, Upkeep Step</text:p>
      <text:p text:style-name="P2">Edowardo's life total is now 11 (-1)</text:p>
      <text:p text:style-name="P2">It is now the Beginning Phase, Draw Step</text:p>
      <text:p text:style-name="P2">Edowardo draws a card</text:p>
      <text:p text:style-name="P2">It is now the Precombat Main Phase</text:p>
      <text:p text:style-name="P2">Edowardo taps Memory Jar</text:p>
      <text:p text:style-name="P1">&lt;Edowardo&gt; Ok?</text:p>
      <text:p text:style-name="P1">&lt;wox2 (cz)&gt; Ok</text:p>
      <text:p text:style-name="P2">Edowardo puts Memory Jar to Graveyard from Play</text:p>
      <text:p text:style-name="P2">Edowardo plays a facedown card from Hand</text:p>
      <text:p text:style-name="P2">wox2 (cz) plays a facedown card from Hand</text:p>
      <text:p text:style-name="P2">wox2 (cz) plays a facedown card from Hand</text:p>
      <text:p text:style-name="P2">wox2 (cz) plays a facedown card from Hand</text:p>
      <text:p text:style-name="P2">wox2 (cz) plays a facedown card from Hand</text:p>
      <text:p text:style-name="P2">wox2 (cz) plays a facedown card from Hand</text:p>
      <text:p text:style-name="P2">wox2 (cz) plays a facedown card from Hand</text:p>
      <text:p text:style-name="P2">wox2 (cz) plays a facedown card from Hand</text:p>
      <text:p text:style-name="P2">Edowardo plays a facedown card from Hand</text:p>
      <text:p text:style-name="P2">Edowardo plays a facedown card from Hand</text:p>
      <text:p text:style-name="P2">Edowardo draws a card</text:p>
      <text:p text:style-name="P2">Edowardo draws a card</text:p>
      <text:p text:style-name="P2">Edowardo draws a card</text:p>
      <text:p text:style-name="P2">wox2 (cz) draws a card</text:p>
      <text:p text:style-name="P2">Edowardo draws a card</text:p>
      <text:p text:style-name="P2">Edowardo draws a card</text:p>
      <text:p text:style-name="P2">wox2 (cz) draws a card</text:p>
      <text:p text:style-name="P2">Edowardo draws a card</text:p>
      <text:p text:style-name="P2">wox2 (cz) draws a card</text:p>
      <text:p text:style-name="P2">Edowardo draws a card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2">Edowardo taps Mishra's Workshop</text:p>
      <text:p text:style-name="P2">Edowardo plays Mox Pearl from Hand</text:p>
      <text:p text:style-name="P2">Edowardo plays Mox Ruby from Hand</text:p>
      <text:p text:style-name="P1">&lt;wox2 (cz)&gt; Ok</text:p>
      <text:p text:style-name="P2">Edowardo plays Gemstone Mine from Hand</text:p>
      <text:p text:style-name="P2">Gemstone Mine now has 3 (+3) counters.</text:p>
      <text:p text:style-name="P2">Edowardo taps Barbarian Ring</text:p>
      <text:p text:style-name="P2">Edowardo's life total is now 10 (-1)</text:p>
      <text:p text:style-name="P2">Edowardo taps Mox Jet</text:p>
      <text:p text:style-name="P2">Edowardo taps Sphere of Resistance</text:p>
      <text:p text:style-name="P2">Edowardo untaps Sphere of Resistance</text:p>
      <text:p text:style-name="P2">Edowardo taps Mox Pearl</text:p>
      <text:p text:style-name="P2">Edowardo taps Mox Ruby</text:p>
      <text:p text:style-name="P2">Edowardo taps Gemstone Mine</text:p>
      <text:p text:style-name="P2">Gemstone Mine now has 2 (-1) counters.</text:p>
      <text:p text:style-name="P2">Edowardo plays Karn, Silver Golem from Hand</text:p>
      <text:p text:style-name="P1">&lt;Edowardo&gt; Ok?</text:p>
      <text:p text:style-name="P1">&lt;wox2 (cz)&gt; are you tapped out?</text:p>
      <text:p text:style-name="P1">&lt;Edowardo&gt; yes</text:p>
      <text:p text:style-name="P1">&lt;wox2 (cz)&gt; Thinking</text:p>
      <text:p text:style-name="P1">&lt;Edowardo&gt; nothing floating</text:p>
      <text:p text:style-name="P1">&lt;wox2 (cz)&gt; Thinking</text:p>
      <text:p text:style-name="P2">wox2 (cz) taps Island</text:p>
      <text:p text:style-name="P2">wox2 (cz) taps Mox Jet</text:p>
      <text:p text:style-name="P2">wox2 (cz) untaps Mox Jet</text:p>
      <text:p text:style-name="P2">wox2 (cz) taps Mox Jet</text:p>
      <text:p text:style-name="P2">wox2 (cz) plays Brainstorm from Hand</text:p>
      <text:p text:style-name="P2">wox2 (cz) draws a card</text:p>
      <text:p text:style-name="P2">wox2 (cz) draws a card</text:p>
      <text:p text:style-name="P2">wox2 (cz) draws a card</text:p>
      <text:p text:style-name="P1">&lt;wox2 (cz)&gt; Thinking</text:p>
      <text:p text:style-name="P2">wox2 (cz) puts a card on top of Library from Hand</text:p>
      <text:p text:style-name="P2">wox2 (cz) puts a card on top of Library from Hand</text:p>
      <text:p text:style-name="P2">wox2 (cz) puts Brainstorm to Graveyard from Play</text:p>
      <text:p text:style-name="P2">wox2 (cz) taps Underground Sea</text:p>
      <text:p text:style-name="P2">wox2 (cz) taps Sol Ring</text:p>
      <text:p text:style-name="P2">wox2 (cz) plays Mana Drain from Hand</text:p>
      <text:p text:style-name="P2">Mana Drain now has 5 (+5) counters.</text:p>
      <text:p text:style-name="P2">wox2 (cz) taps Flooded Strand</text:p>
      <text:p text:style-name="P2">wox2 (cz) puts Flooded Strand to Graveyard from Play</text:p>
      <text:p text:style-name="P2">wox2 (cz)'s life total is now 15 (-1)</text:p>
      <text:p text:style-name="P2">wox2 (cz) is looking its Library...</text:p>
      <text:p text:style-name="P2">wox2 (cz) puts Volcanic Island into play from Library</text:p>
      <text:p text:style-name="P2">wox2 (cz) shuffles library</text:p>
      <text:p text:style-name="P2">wox2 (cz) stops looking its Library...</text:p>
      <text:p text:style-name="P2">wox2 (cz) taps Volcanic Island</text:p>
      <text:p text:style-name="P1">&lt;Edowardo&gt; Ok</text:p>
      <text:p text:style-name="P2">Edowardo puts Karn, Silver Golem to Graveyard from Play</text:p>
      <text:p text:style-name="P2">wox2 (cz)'s life total is now 14 (-1)</text:p>
      <text:p text:style-name="P2">Edowardo puts Tangle Wire to Graveyard from Hand</text:p>
      <text:p text:style-name="P2">wox2 (cz) puts Demonic Tutor to Graveyard from Hand</text:p>
      <text:p text:style-name="P2">wox2 (cz) puts Volcanic Island to Graveyard from Hand</text:p>
      <text:p text:style-name="P2">wox2 (cz) puts Force of Will to Graveyard from Hand</text:p>
      <text:p text:style-name="P2">wox2 (cz) puts Gifts Ungiven to Graveyard from Hand</text:p>
      <text:p text:style-name="P2">wox2 (cz) puts Merchant Scroll to Graveyard from Hand</text:p>
      <text:p text:style-name="P2">wox2 (cz) puts Force of Will to Graveyard from Hand</text:p>
      <text:p text:style-name="P2">Edowardo puts Ancestral Recall to Graveyard from Hand</text:p>
      <text:p text:style-name="P2">Edowardo puts Wasteland to Graveyard from Hand</text:p>
      <text:p text:style-name="P2">Edowardo puts facedown card to Hand from Play</text:p>
      <text:p text:style-name="P2">Edowardo puts facedown card to Hand from Play</text:p>
      <text:p text:style-name="P2">wox2 (cz) puts facedown card to Hand from Play</text:p>
      <text:p text:style-name="P2">wox2 (cz) puts facedown card to Hand from Play</text:p>
      <text:p text:style-name="P2">wox2 (cz) puts facedown card to Hand from Play</text:p>
      <text:p text:style-name="P2">wox2 (cz) puts facedown card to Hand from Play</text:p>
      <text:p text:style-name="P2">wox2 (cz) puts facedown card to Hand from Play</text:p>
      <text:p text:style-name="P2">wox2 (cz) puts facedown card to Hand from Play</text:p>
      <text:p text:style-name="P2">wox2 (cz) puts facedown card to Hand from Play</text:p>
      <text:p text:style-name="P2">Edowardo puts facedown card to Hand from Play</text:p>
      <text:p text:style-name="P1">&lt;Edowardo&gt; End my turn</text:p>
      <text:p text:style-name="P2">It is now turn 11 (wox2 (cz))</text:p>
      <text:p text:style-name="P2">It is now the Beginning Phase, Untap Step</text:p>
      <text:p text:style-name="P2">wox2 (cz) untaps his/her permanents</text:p>
      <text:p text:style-name="P2">It is now the Beginning Phase, Upkeep Step</text:p>
      <text:p text:style-name="P2">wox2 (cz) taps Island</text:p>
      <text:p text:style-name="P2">wox2 (cz) taps Mox Emerald</text:p>
      <text:p text:style-name="P2">wox2 (cz) plays Chain of Vapor from Hand</text:p>
      <text:p text:style-name="P1">&lt;wox2 (cz)&gt; sphere</text:p>
      <text:p text:style-name="P2">Edowardo puts Sphere of Resistance to Hand from Play</text:p>
      <text:p text:style-name="P2">wox2 (cz) puts Chain of Vapor to Graveyard from Play</text:p>
      <text:p text:style-name="P2">wox2 (cz) plays Mystical Tutor from Hand</text:p>
      <text:p text:style-name="P2">wox2 (cz) taps Volcanic Island</text:p>
      <text:p text:style-name="P2">wox2 (cz) is looking its Library...</text:p>
      <text:p text:style-name="P2">wox2 (cz) puts Yawgmoth's Will into play from Library</text:p>
      <text:p text:style-name="P2">wox2 (cz) shuffles library</text:p>
      <text:p text:style-name="P2">wox2 (cz) stops looking its Library...</text:p>
      <text:p text:style-name="P2">wox2 (cz) puts a Yawgmoth's Will on top of Library from Play</text:p>
      <text:p text:style-name="P2">wox2 (cz) puts Mystical Tutor to Graveyard from Play</text:p>
      <text:p text:style-name="P2">wox2 (cz) puts a 0/0 storm count token into play</text:p>
      <text:p text:style-name="P2">storm count now has 1 (+1) counters.</text:p>
      <text:p text:style-name="P2">storm count now has 2 (+1) counters.</text:p>
      <text:p text:style-name="P2">wox2 (cz) flips a coin: HEADS</text:p>
      <text:p text:style-name="P2">wox2 (cz)'s life total is now 11 (-3)</text:p>
      <text:p text:style-name="P2">It is now the Beginning Phase, Draw Step</text:p>
      <text:p text:style-name="P2">wox2 (cz) draws a card</text:p>
      <text:p text:style-name="P2">It is now the Precombat Main Phase</text:p>
      <text:p text:style-name="P2">wox2 (cz) puts Mana Drain to Graveyard from Play</text:p>
      <text:p text:style-name="P1">&lt;wox2 (cz)&gt; Thinking</text:p>
      <text:p text:style-name="P2">wox2 (cz) taps Underground Sea</text:p>
      <text:p text:style-name="P2">wox2 (cz) plays Gifts Ungiven from Hand</text:p>
      <text:p text:style-name="P2">storm count now has 3 (+1) counters.</text:p>
      <text:p text:style-name="P2">wox2 (cz) is looking its Library...</text:p>
      <text:p text:style-name="P2">wox2 (cz) puts Tolarian Academy into play from Library</text:p>
      <text:p text:style-name="P2">wox2 (cz) puts Lotus Petal into play from Library</text:p>
      <text:p text:style-name="P2">wox2 (cz) puts Dark Ritual into play from Library</text:p>
      <text:p text:style-name="P2">wox2 (cz) puts Time Walk into play from Library</text:p>
      <text:p text:style-name="P2">wox2 (cz) shuffles library</text:p>
      <text:p text:style-name="P2">wox2 (cz) stops looking its Library...</text:p>
      <text:p text:style-name="P2">Edowardo is now the controller of Time Walk</text:p>
      <text:p text:style-name="P2">Edowardo is now the controller of Tolarian Academy</text:p>
      <text:p text:style-name="P2">Edowardo is now the controller of Lotus Petal</text:p>
      <text:p text:style-name="P2">Edowardo is now the controller of Dark Ritual</text:p>
      <text:p text:style-name="P2">wox2 (cz) is now the controller of Time Walk</text:p>
      <text:p text:style-name="P2">wox2 (cz) is now the controller of Tolarian Academy</text:p>
      <text:p text:style-name="P2">wox2 (cz) is now the controller of Lotus Petal</text:p>
      <text:p text:style-name="P2">wox2 (cz) is now the controller of Dark Ritual</text:p>
      <text:p text:style-name="P2">wox2 (cz) puts Dark Ritual to Hand from Play</text:p>
      <text:p text:style-name="P2">wox2 (cz) puts Lotus Petal to Hand from Play</text:p>
      <text:p text:style-name="P2">wox2 (cz) puts Tolarian Academy to Graveyard from Play</text:p>
      <text:p text:style-name="P2">wox2 (cz) puts Time Walk to Graveyard from Play</text:p>
      <text:p text:style-name="P2">wox2 (cz) puts Gifts Ungiven to Graveyard from Play</text:p>
      <text:p text:style-name="P2">wox2 (cz) plays Lotus Petal from Hand</text:p>
      <text:p text:style-name="P2">storm count now has 4 (+1) counters.</text:p>
      <text:p text:style-name="P2">wox2 (cz) plays Dark Ritual from Hand</text:p>
      <text:p text:style-name="P2">wox2 (cz) taps Mox Jet</text:p>
      <text:p text:style-name="P2">storm count now has 5 (+1) counters.</text:p>
      <text:p text:style-name="P2">wox2 (cz) puts Dark Ritual to Graveyard from Play</text:p>
      <text:p text:style-name="P2">wox2 (cz) taps Lotus Petal</text:p>
      <text:p text:style-name="P2">wox2 (cz) puts Lotus Petal to Graveyard from Play</text:p>
      <text:p text:style-name="P2">wox2 (cz) plays Yawgmoth's Will from Hand</text:p>
      <text:p text:style-name="P2">storm count now has 6 (+1) counters.</text:p>
      <text:p text:style-name="P2">wox2 (cz) puts Yawgmoth's Will to RFG from Play</text:p>
      <text:p text:style-name="P2">wox2 (cz) puts Lotus Petal into play from Graveyard</text:p>
      <text:p text:style-name="P2">storm count now has 7 (+1) counters.</text:p>
      <text:p text:style-name="P2">wox2 (cz) puts Black Lotus into play from Graveyard</text:p>
      <text:p text:style-name="P2">storm count now has 8 (+1) counters.</text:p>
      <text:p text:style-name="P2">wox2 (cz) puts Dark Ritual into play from Graveyard</text:p>
      <text:p text:style-name="P2">storm count now has 9 (+1) counters.</text:p>
      <text:p text:style-name="P2">wox2 (cz) puts Dark Ritual to RFG from Play</text:p>
      <text:p text:style-name="P2">wox2 (cz) puts Demonic Tutor into play from Graveyard</text:p>
      <text:p text:style-name="P2">wox2 (cz) taps Sol Ring</text:p>
      <text:p text:style-name="P2">storm count now has 10 (+1) counters.</text:p>
      <text:p text:style-name="P2">wox2 (cz) is looking its Library...</text:p>
      <text:p text:style-name="P2">wox2 (cz) puts Tendrils of Agony into play from Library</text:p>
      <text:p text:style-name="P2">wox2 (cz) shuffles library</text:p>
      <text:p text:style-name="P2">wox2 (cz) stops looking its Library...</text:p>
      <text:p text:style-name="P2">wox2 (cz) puts Demonic Tutor to RFG from Play</text:p>
      <text:p text:style-name="P2">wox2 (cz) taps Mana Crypt</text:p>
      <text:p text:style-name="P1">&lt;Edowardo&gt; gg</text:p>
      <text:p text:style-name="P1">&lt;wox2 (cz)&gt; gg</text:p>
      <text:p text:style-name="P1">&lt;wox2 (cz)&gt; thanks for game</text:p>
      <text:p text:style-name="P1">&lt;Edowardo&gt; magic league sites being gay right now</text:p>
      <text:p text:style-name="P1">&lt;Edowardo&gt; awesome stopped</text:p>
      <text:p text:style-name="P1">&lt;wox2 (cz)&gt; hmm</text:p>
      <text:p text:style-name="P1">&lt;Edowardo&gt; cya</text:p>
      <text:p text:style-name="P1">&lt;wox2 (cz)&gt; bye</text:p>
      <text:p text:style-name="P1">&lt;System&gt; Session Lost</text:p>
      <text:p text:style-name="P1">&lt;System&gt; Disconnected</text:p>
      <text:p text:style-name="P2">wox2 (cz) shuffles library</text:p>
      <text:p text:style-name="P2">Opponent shuffles library</text:p>
      <text:p text:style-name="P1">&lt;-------- New Game Started --------&gt;</text:p>
      <text:p text:style-name="P2">wox2 (cz)'s Security Code: 0BDC310F [???]</text:p>
      <text:p text:style-name="P2">Opponent's Security Code: 0BDC310F [???]</text:p>
      <text:p text:style-name="P2">It is now turn 1 (wox2 (cz))</text:p>
      <text:p text:style-name="P2">It is now the Beginning Phase, Untap Step</text:p>
      <text:p text:style-name="P2">wox2 (cz) draws 7 cards</text:p>
      <text:p text:style-name="P2">Opponent draws 7 cards</text:p>
      <text:p text:style-name="P2">wox2 (cz) plays Polluted Delta from Hand</text:p>
      <text:p text:style-name="P2">wox2 (cz) plays Mox Ruby from Hand</text:p>
      <text:p text:style-name="P2">It is now the Beginning Phase, Draw Step</text:p>
      <text:p text:style-name="P2">wox2 (cz) draws a card</text:p>
      <text:p text:style-name="P2">It is now the Precombat Main Phase</text:p>
      <text:p text:style-name="P2">wox2 (cz) plays Flooded Strand from Hand</text:p>
      <text:p text:style-name="P2">wox2 (cz) plays Black Lotus from Hand</text:p>
      <text:p text:style-name="P2">It is now the Beginning Phase, Draw Step</text:p>
      <text:p text:style-name="P2">wox2 (cz) draws a card</text:p>
      <text:p text:style-name="P2">It is now the Precombat Main Phase</text:p>
      <text:p text:style-name="P2">wox2 (cz) plays Volcanic Island from Hand</text:p>
      <text:p text:style-name="P2">wox2 (cz) plays Mox Pearl from Hand</text:p>
      <text:p text:style-name="P2">wox2 (cz) puts a Mox Ruby on top of Library from Play</text:p>
      <text:p text:style-name="P2">wox2 (cz) puts a Polluted Delta on top of Library from Play</text:p>
      <text:p text:style-name="P2">wox2 (cz) puts a Flooded Strand on top of Library from Play</text:p>
      <text:p text:style-name="P2">wox2 (cz) puts a Black Lotus on top of Library from Play</text:p>
      <text:p text:style-name="P2">wox2 (cz) puts a Volcanic Island on top of Library from Play</text:p>
      <text:p text:style-name="P2">wox2 (cz) puts a Mox Pearl on top of Library from Play</text:p>
      <text:p text:style-name="P2">wox2 (cz) puts a card on top of Library from Hand</text:p>
      <text:p text:style-name="P2">wox2 (cz) puts a card on top of Library from Hand</text:p>
      <text:p text:style-name="P2">wox2 (cz) puts a card on top of Library from Hand</text:p>
      <text:p text:style-name="P2">wox2 (cz) shuffles library</text:p>
      <text:p text:style-name="P2">wox2 (cz) shuffles library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2">wox2 (cz) plays Mox Sapphire from Hand</text:p>
      <text:p text:style-name="P2">wox2 (cz) plays Underground Sea from Hand</text:p>
      <text:p text:style-name="P2">wox2 (cz) taps Underground Sea</text:p>
      <text:p text:style-name="P2">wox2 (cz) plays Brainstorm from Hand</text:p>
      <text:p text:style-name="P2">wox2 (cz) draws a card</text:p>
      <text:p text:style-name="P2">wox2 (cz) draws a card</text:p>
      <text:p text:style-name="P2">wox2 (cz) draws a card</text:p>
      <text:p text:style-name="P1">&lt;wox2 (cz)&gt; Thinking</text:p>
      <text:p text:style-name="P2">wox2 (cz) puts a Mox Sapphire on top of Library from Play</text:p>
      <text:p text:style-name="P2">wox2 (cz) puts a Underground Sea on top of Library from Play</text:p>
      <text:p text:style-name="P2">wox2 (cz) puts a Brainstorm on top of Library from Play</text:p>
      <text:p text:style-name="P2">wox2 (cz) puts a card on top of Library from Hand</text:p>
      <text:p text:style-name="P2">wox2 (cz) puts a card on top of Library from Hand</text:p>
      <text:p text:style-name="P2">wox2 (cz) puts a card on top of Library from Hand</text:p>
      <text:p text:style-name="P2">wox2 (cz) puts a card on top of Library from Hand</text:p>
      <text:p text:style-name="P2">wox2 (cz) puts a card on top of Library from Hand</text:p>
      <text:p text:style-name="P2">wox2 (cz) puts a card on top of Library from Hand</text:p>
      <text:p text:style-name="P2">wox2 (cz) puts a card on top of Library from Hand</text:p>
      <text:p text:style-name="P2">wox2 (cz) shuffles library</text:p>
      <text:p text:style-name="P2">wox2 (cz) shuffles library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2">wox2 (cz) puts a card on top of Library from Hand</text:p>
      <text:p text:style-name="P2">wox2 (cz) puts a card on top of Library from Hand</text:p>
      <text:p text:style-name="P2">wox2 (cz) puts a card on top of Library from Hand</text:p>
      <text:p text:style-name="P2">wox2 (cz) puts a card on top of Library from Hand</text:p>
      <text:p text:style-name="P2">wox2 (cz) puts a card on top of Library from Hand</text:p>
      <text:p text:style-name="P2">wox2 (cz) puts a card on top of Library from Hand</text:p>
      <text:p text:style-name="P2">wox2 (cz) puts a card on top of Library from Hand</text:p>
      <text:p text:style-name="P2">wox2 (cz) draws a card</text:p>
      <text:p text:style-name="P2">wox2 (cz) draws a card</text:p>
      <text:p text:style-name="P2">wox2 (cz) draws a card</text:p>
      <text:p text:style-name="P2">wox2 (cz) puts a card on top of Library from Hand</text:p>
      <text:p text:style-name="P2">wox2 (cz) puts a card on top of Library from Hand</text:p>
      <text:p text:style-name="P2">wox2 (cz) puts a card on top of Library from Hand</text:p>
      <text:p text:style-name="P2">wox2 (cz) shuffles library</text:p>
      <text:p text:style-name="P2">wox2 (cz) shuffles library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2">wox2 (cz) plays Island from Hand</text:p>
      <text:p text:style-name="P2">wox2 (cz) taps Island</text:p>
      <text:p text:style-name="P2">wox2 (cz) plays Brainstorm from Hand</text:p>
      <text:p text:style-name="P2">wox2 (cz) is looking its Library...</text:p>
      <text:p text:style-name="P2">wox2 (cz) shuffles library</text:p>
      <text:p text:style-name="P2">wox2 (cz) stops looking its Library...</text:p>
      <text:p text:style-name="P2">wox2 (cz) shuffles library</text:p>
      <text:p text:style-name="P2">Opponent shuffles library</text:p>
      <text:p text:style-name="P1">&lt;-------- New Game Started --------&gt;</text:p>
      <text:p text:style-name="P2">wox2 (cz)'s Security Code: 0BDC310F [???]</text:p>
      <text:p text:style-name="P2">Opponent's Security Code: 0BDC310F [???]</text:p>
      <text:p text:style-name="P2">It is now turn 1 (wox2 (cz))</text:p>
      <text:p text:style-name="P2">It is now the Beginning Phase, Untap Step</text:p>
      <text:p text:style-name="P2">wox2 (cz) draws 7 cards</text:p>
      <text:p text:style-name="P2">Opponent draws 7 cards</text:p>
      <text:p text:style-name="P1">&lt;New Game: waiting for opponent&gt;</text:p>
      <text:p text:style-name="P2">wox2 (cz) shuffles library</text:p>
      <text:p text:style-name="P1">&lt;wox2 (cz)&gt; I am ready.</text:p>
      <text:p text:style-name="P2">wox2 (cz) draws 0 cards</text:p>
      <text:p text:style-name="P2">kenny shuffles library</text:p>
      <text:p text:style-name="P1">&lt;kenny&gt; Does Marcellus Wallace look like a bitch?</text:p>
      <text:p text:style-name="P2">kenny draws 0 cards</text:p>
      <text:p text:style-name="P1">&lt;-------- New Game Started --------&gt;</text:p>
      <text:p text:style-name="P2">wox2 (cz)'s Security Code: 0BDC310F [???]</text:p>
      <text:p text:style-name="P2">kenny's Security Code: 903A20D9 [???]</text:p>
      <text:p text:style-name="P2">It is now turn 1 (kenny)</text:p>
      <text:p text:style-name="P2">It is now the Beginning Phase, Untap Step</text:p>
      <text:p text:style-name="P1">&lt;wox2 (cz)&gt; hi</text:p>
      <text:p text:style-name="P2">wox2 (cz) shuffles library</text:p>
      <text:p text:style-name="P2">wox2 (cz) shuffles library</text:p>
      <text:p text:style-name="P2">wox2 (cz) rolled a 8, using a 20 sided die</text:p>
      <text:p text:style-name="P1">&lt;kenny&gt; sup</text:p>
      <text:p text:style-name="P2">kenny rolled a 19, using a 20 sided die</text:p>
      <text:p text:style-name="P1">&lt;kenny&gt; p</text:p>
      <text:p text:style-name="P2">kenny shuffles library</text:p>
      <text:p text:style-name="P1">&lt;wox2 (cz)&gt; k</text:p>
      <text:p text:style-name="P2">kenny shuffles library</text:p>
      <text:p text:style-name="P2">kenny shuffles library</text:p>
      <text:p text:style-name="P2">wox2 (cz) shuffles library</text:p>
      <text:p text:style-name="P2">kenny draws 7 cards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1">&lt;kenny&gt; Thinking</text:p>
      <text:p text:style-name="P1">&lt;kenny&gt; kp</text:p>
      <text:p text:style-name="P1">&lt;wox2 (cz)&gt; kp</text:p>
      <text:p text:style-name="P2">It is now the Precombat Main Phase</text:p>
      <text:p text:style-name="P2">kenny plays Mox Pearl from Hand</text:p>
      <text:p text:style-name="P1">&lt;wox2 (cz)&gt; Ok</text:p>
      <text:p text:style-name="P2">kenny plays Mox Sapphire from Hand</text:p>
      <text:p text:style-name="P2">kenny taps Mox Sapphire</text:p>
      <text:p text:style-name="P1">&lt;wox2 (cz)&gt; Ok</text:p>
      <text:p text:style-name="P2">kenny plays Chromatic Star from Hand</text:p>
      <text:p text:style-name="P1">&lt;wox2 (cz)&gt; Ok</text:p>
      <text:p text:style-name="P2">kenny taps Mox Pearl</text:p>
      <text:p text:style-name="P2">kenny taps Chromatic Star</text:p>
      <text:p text:style-name="P2">kenny puts Chromatic Star to Graveyard from Play</text:p>
      <text:p text:style-name="P1">&lt;wox2 (cz)&gt; Ok</text:p>
      <text:p text:style-name="P1">&lt;kenny&gt; g</text:p>
      <text:p text:style-name="P2">kenny flips a coin: TAILS</text:p>
      <text:p text:style-name="P2">kenny draws a card</text:p>
      <text:p text:style-name="P2">kenny plays Mana Vault from Hand</text:p>
      <text:p text:style-name="P1">&lt;wox2 (cz)&gt; Ok</text:p>
      <text:p text:style-name="P2">kenny plays Lotus Petal from Hand</text:p>
      <text:p text:style-name="P1">&lt;kenny&gt; End my turn</text:p>
      <text:p text:style-name="P2">It is now turn 2 (wox2 (cz))</text:p>
      <text:p text:style-name="P2">It is now the Beginning Phase, Untap Step</text:p>
      <text:p text:style-name="P2">It is now the Beginning Phase, Draw Step</text:p>
      <text:p text:style-name="P2">wox2 (cz) draws a card</text:p>
      <text:p text:style-name="P2">It is now the Precombat Main Phase</text:p>
      <text:p text:style-name="P1">&lt;wox2 (cz)&gt; Thinking</text:p>
      <text:p text:style-name="P2">wox2 (cz) plays Underground Sea from Hand</text:p>
      <text:p text:style-name="P2">wox2 (cz) taps Underground Sea</text:p>
      <text:p text:style-name="P2">wox2 (cz) plays Mana Vault from Hand</text:p>
      <text:p text:style-name="P2">It is now the End Phase, End Of Turn Step</text:p>
      <text:p text:style-name="P1">&lt;wox2 (cz)&gt; End my turn</text:p>
      <text:p text:style-name="P2">It is now turn 3 (kenny)</text:p>
      <text:p text:style-name="P2">It is now the Beginning Phase, Untap Step</text:p>
      <text:p text:style-name="P2">kenny untaps his/her permanents</text:p>
      <text:p text:style-name="P2">It is now the Beginning Phase, Upkeep Step</text:p>
      <text:p text:style-name="P2">It is now the Beginning Phase, Draw Step</text:p>
      <text:p text:style-name="P2">kenny draws a card</text:p>
      <text:p text:style-name="P2">It is now the Precombat Main Phase</text:p>
      <text:p text:style-name="P1">&lt;kenny&gt; Thinking</text:p>
      <text:p text:style-name="P2">kenny taps Mox Sapphire</text:p>
      <text:p text:style-name="P2">kenny taps Lotus Petal</text:p>
      <text:p text:style-name="P2">kenny puts Lotus Petal to Graveyard from Play</text:p>
      <text:p text:style-name="P2">kenny plays Demonic Tutor from Hand</text:p>
      <text:p text:style-name="P1">&lt;kenny&gt; Ok?</text:p>
      <text:p text:style-name="P1">&lt;wox2 (cz)&gt; Ok</text:p>
      <text:p text:style-name="P2">kenny is looking its Library...</text:p>
      <text:p text:style-name="P2">kenny puts card to Hand from Library</text:p>
      <text:p text:style-name="P2">kenny shuffles library</text:p>
      <text:p text:style-name="P2">kenny stops looking its Library...</text:p>
      <text:p text:style-name="P1">&lt;kenny&gt; End my turn</text:p>
      <text:p text:style-name="P2">kenny puts Demonic Tutor to Graveyard from Play</text:p>
      <text:p text:style-name="P2">It is now turn 4 (wox2 (cz))</text:p>
      <text:p text:style-name="P2">It is now the Beginning Phase, Untap Step</text:p>
      <text:p text:style-name="P2">wox2 (cz) untaps his/her permanents</text:p>
      <text:p text:style-name="P2">It is now the Beginning Phase, Upkeep Step</text:p>
      <text:p text:style-name="P2">It is now the Beginning Phase, Draw Step</text:p>
      <text:p text:style-name="P2">wox2 (cz) draws a card</text:p>
      <text:p text:style-name="P2">It is now the Precombat Main Phase</text:p>
      <text:p text:style-name="P2">wox2 (cz) plays Flooded Strand from Hand</text:p>
      <text:p text:style-name="P2">It is now the End Phase, End Of Turn Step</text:p>
      <text:p text:style-name="P1">&lt;wox2 (cz)&gt; End my turn</text:p>
      <text:p text:style-name="P2">It is now turn 5 (kenny)</text:p>
      <text:p text:style-name="P2">It is now the Beginning Phase, Untap Step</text:p>
      <text:p text:style-name="P2">kenny untaps his/her permanents</text:p>
      <text:p text:style-name="P2">It is now the Beginning Phase, Upkeep Step</text:p>
      <text:p text:style-name="P2">It is now the Beginning Phase, Draw Step</text:p>
      <text:p text:style-name="P2">kenny draws a card</text:p>
      <text:p text:style-name="P2">It is now the Precombat Main Phase</text:p>
      <text:p text:style-name="P1">&lt;kenny&gt; End my turn</text:p>
      <text:p text:style-name="P1">&lt;wox2 (cz)&gt; Thinking</text:p>
      <text:p text:style-name="P1">&lt;wox2 (cz)&gt; EOT</text:p>
      <text:p text:style-name="P2">wox2 (cz) taps Underground Sea</text:p>
      <text:p text:style-name="P2">wox2 (cz) taps Mana Vault</text:p>
      <text:p text:style-name="P2">wox2 (cz) plays Gifts Ungiven from Hand</text:p>
      <text:p text:style-name="P1">&lt;kenny&gt; Ok</text:p>
      <text:p text:style-name="P2">wox2 (cz) is looking its Library...</text:p>
      <text:p text:style-name="P2">wox2 (cz) puts Black Lotus into play from Library</text:p>
      <text:p text:style-name="P2">wox2 (cz) puts Ancestral Recall into play from Library</text:p>
      <text:p text:style-name="P2">wox2 (cz) puts Dark Ritual into play from Library</text:p>
      <text:p text:style-name="P1">&lt;wox2 (cz)&gt; Thinking</text:p>
      <text:p text:style-name="P2">wox2 (cz) puts Lotus Petal into play from Library</text:p>
      <text:p text:style-name="P2">wox2 (cz) shuffles library</text:p>
      <text:p text:style-name="P2">wox2 (cz) stops looking its Library...</text:p>
      <text:p text:style-name="P2">kenny is now the controller of Ancestral Recall</text:p>
      <text:p text:style-name="P2">kenny is now the controller of Black Lotus</text:p>
      <text:p text:style-name="P2">kenny is now the controller of Dark Ritual</text:p>
      <text:p text:style-name="P2">kenny is now the controller of Lotus Petal</text:p>
      <text:p text:style-name="P2">kenny puts Black Lotus to Graveyard from Play</text:p>
      <text:p text:style-name="P2">kenny puts Lotus Petal to Graveyard from Play</text:p>
      <text:p text:style-name="P2">wox2 (cz) is now the controller of Dark Ritual</text:p>
      <text:p text:style-name="P2">wox2 (cz) is now the controller of Ancestral Recall</text:p>
      <text:p text:style-name="P2">wox2 (cz) puts Ancestral Recall to Hand from Play</text:p>
      <text:p text:style-name="P2">wox2 (cz) puts Dark Ritual to Hand from Play</text:p>
      <text:p text:style-name="P2">wox2 (cz) puts Gifts Ungiven to Graveyard from Play</text:p>
      <text:p text:style-name="P2">wox2 (cz) taps Flooded Strand</text:p>
      <text:p text:style-name="P2">wox2 (cz) puts Flooded Strand to Graveyard from Play</text:p>
      <text:p text:style-name="P2">wox2 (cz)'s life total is now 19 (-1)</text:p>
      <text:p text:style-name="P2">wox2 (cz) is looking its Library...</text:p>
      <text:p text:style-name="P2">wox2 (cz) puts Volcanic Island into play from Library</text:p>
      <text:p text:style-name="P2">wox2 (cz) shuffles library</text:p>
      <text:p text:style-name="P2">wox2 (cz) stops looking its Library...</text:p>
      <text:p text:style-name="P2">wox2 (cz) taps Volcanic Island</text:p>
      <text:p text:style-name="P2">wox2 (cz) plays Ancestral Recall from Hand</text:p>
      <text:p text:style-name="P1">&lt;kenny&gt; Ok</text:p>
      <text:p text:style-name="P2">wox2 (cz) draws a card</text:p>
      <text:p text:style-name="P2">wox2 (cz) draws a card</text:p>
      <text:p text:style-name="P2">wox2 (cz) draws a card</text:p>
      <text:p text:style-name="P2">wox2 (cz) puts Ancestral Recall to Graveyard from Play</text:p>
      <text:p text:style-name="P2">It is now turn 6 (wox2 (cz))</text:p>
      <text:p text:style-name="P2">It is now the Beginning Phase, Untap Step</text:p>
      <text:p text:style-name="P2">wox2 (cz) untaps his/her permanents</text:p>
      <text:p text:style-name="P2">It is now the Beginning Phase, Upkeep Step</text:p>
      <text:p text:style-name="P2">It is now the Beginning Phase, Draw Step</text:p>
      <text:p text:style-name="P2">wox2 (cz) draws a card</text:p>
      <text:p text:style-name="P2">It is now the Precombat Main Phase</text:p>
      <text:p text:style-name="P2">wox2 (cz)'s life total is now 18 (-1)</text:p>
      <text:p text:style-name="P1">&lt;wox2 (cz)&gt; Thinking</text:p>
      <text:p text:style-name="P2">wox2 (cz) taps Underground Sea</text:p>
      <text:p text:style-name="P2">wox2 (cz) plays Dark Ritual from Hand</text:p>
      <text:p text:style-name="P1">&lt;wox2 (cz)&gt; Ok?</text:p>
      <text:p text:style-name="P1">&lt;kenny&gt; Ok</text:p>
      <text:p text:style-name="P2">wox2 (cz) puts Dark Ritual to Graveyard from Play</text:p>
      <text:p text:style-name="P2">wox2 (cz) taps Volcanic Island</text:p>
      <text:p text:style-name="P2">wox2 (cz) plays Chain of Vapor from Hand</text:p>
      <text:p text:style-name="P1">&lt;wox2 (cz)&gt; Vault</text:p>
      <text:p text:style-name="P1">&lt;kenny&gt; who's vault?</text:p>
      <text:p text:style-name="P1">&lt;kenny&gt; Ok</text:p>
      <text:p text:style-name="P2">wox2 (cz) puts Mana Vault to Hand from Play</text:p>
      <text:p text:style-name="P2">wox2 (cz) puts Chain of Vapor to Graveyard from Play</text:p>
      <text:p text:style-name="P2">wox2 (cz) plays Mana Vault from Hand</text:p>
      <text:p text:style-name="P1">&lt;wox2 (cz)&gt; Thinking</text:p>
      <text:p text:style-name="P2">wox2 (cz) taps Mana Vault</text:p>
      <text:p text:style-name="P2">wox2 (cz) plays Demonic Tutor from Hand</text:p>
      <text:p text:style-name="P1">&lt;kenny&gt; Ok</text:p>
      <text:p text:style-name="P2">wox2 (cz) puts a 0/0 storm count token into play</text:p>
      <text:p text:style-name="P2">storm count now has 1 (+1) counters.</text:p>
      <text:p text:style-name="P2">storm count now has 0 (-1) counters.</text:p>
      <text:p text:style-name="P2">storm count now has 1 (+1) counters.</text:p>
      <text:p text:style-name="P2">storm count now has 2 (+1) counters.</text:p>
      <text:p text:style-name="P2">storm count now has 3 (+1) counters.</text:p>
      <text:p text:style-name="P2">storm count now has 4 (+1) counters.</text:p>
      <text:p text:style-name="P2">wox2 (cz) puts Demonic Tutor to Graveyard from Play</text:p>
      <text:p text:style-name="P2">wox2 (cz) is looking its Library...</text:p>
      <text:p text:style-name="P2">wox2 (cz) puts card to Hand from Library</text:p>
      <text:p text:style-name="P2">wox2 (cz) shuffles library</text:p>
      <text:p text:style-name="P2">wox2 (cz) stops looking its Library...</text:p>
      <text:p text:style-name="P2">wox2 (cz) plays Yawgmoth's Will from Hand</text:p>
      <text:p text:style-name="P2">storm count now has 5 (+1) counters.</text:p>
      <text:p text:style-name="P1">&lt;wox2 (cz)&gt; Ok?</text:p>
      <text:p text:style-name="P1">&lt;kenny&gt; Ok</text:p>
      <text:p text:style-name="P2">wox2 (cz) puts Yawgmoth's Will to RFG from Play</text:p>
      <text:p text:style-name="P2">wox2 (cz) puts Lotus Petal into play from Graveyard</text:p>
      <text:p text:style-name="P2">wox2 (cz) puts Black Lotus into play from Graveyard</text:p>
      <text:p text:style-name="P2">storm count now has 6 (+1) counters.</text:p>
      <text:p text:style-name="P2">storm count now has 7 (+1) counters.</text:p>
      <text:p text:style-name="P2">wox2 (cz) puts Flooded Strand into play from Graveyard</text:p>
      <text:p text:style-name="P2">wox2 (cz) puts Dark Ritual into play from Graveyard</text:p>
      <text:p text:style-name="P2">wox2 (cz) taps Lotus Petal</text:p>
      <text:p text:style-name="P2">wox2 (cz) puts Lotus Petal to Graveyard from Play</text:p>
      <text:p text:style-name="P2">wox2 (cz) puts Lotus Petal to RFG from Graveyard</text:p>
      <text:p text:style-name="P2">storm count now has 8 (+1) counters.</text:p>
      <text:p text:style-name="P2">wox2 (cz) puts Dark Ritual to RFG from Play</text:p>
      <text:p text:style-name="P2">wox2 (cz) puts Demonic Tutor into play from Graveyard</text:p>
      <text:p text:style-name="P2">wox2 (cz) taps Black Lotus</text:p>
      <text:p text:style-name="P2">wox2 (cz) puts Black Lotus to RFG from Play</text:p>
      <text:p text:style-name="P2">wox2 (cz) is looking its Library...</text:p>
      <text:p text:style-name="P2">wox2 (cz) puts card to Hand from Library</text:p>
      <text:p text:style-name="P2">wox2 (cz) shuffles library</text:p>
      <text:p text:style-name="P2">wox2 (cz) stops looking its Library...</text:p>
      <text:p text:style-name="P2">wox2 (cz) puts Demonic Tutor to RFG from Play</text:p>
      <text:p text:style-name="P2">wox2 (cz) puts Ancestral Recall into play from Graveyard</text:p>
      <text:p text:style-name="P2">storm count now has 9 (+1) counters.</text:p>
      <text:p text:style-name="P1">&lt;wox2 (cz)&gt; Ok?</text:p>
      <text:p text:style-name="P1">&lt;kenny&gt; Ok</text:p>
      <text:p text:style-name="P2">wox2 (cz) puts Ancestral Recall to RFG from Play</text:p>
      <text:p text:style-name="P2">wox2 (cz) draws a card</text:p>
      <text:p text:style-name="P2">wox2 (cz) draws a card</text:p>
      <text:p text:style-name="P2">wox2 (cz) draws a card</text:p>
      <text:p text:style-name="P1">&lt;wox2 (cz)&gt; Thinking</text:p>
      <text:p text:style-name="P2">wox2 (cz) taps Flooded Strand</text:p>
      <text:p text:style-name="P2">wox2 (cz) puts Flooded Strand to RFG from Play</text:p>
      <text:p text:style-name="P2">wox2 (cz)'s life total is now 17 (-1)</text:p>
      <text:p text:style-name="P2">wox2 (cz) is looking its Library...</text:p>
      <text:p text:style-name="P2">wox2 (cz) puts Volcanic Island into play from Library</text:p>
      <text:p text:style-name="P2">wox2 (cz) shuffles library</text:p>
      <text:p text:style-name="P2">wox2 (cz) stops looking its Library...</text:p>
      <text:p text:style-name="P2">wox2 (cz) taps Volcanic Island</text:p>
      <text:p text:style-name="P2">wox2 (cz) plays Tendrils of Agony from Hand</text:p>
      <text:p text:style-name="P2">storm count now has 10 (+1) counters.</text:p>
      <text:p text:style-name="P1">&lt;kenny&gt; g2</text:p>
      <text:p text:style-name="P2">kenny draws a card</text:p>
      <text:p text:style-name="P2">kenny draws a card</text:p>
      <text:p text:style-name="P1">&lt;wox2 (cz)&gt; Ok</text:p>
      <text:p text:style-name="P1">&lt;wox2 (cz)&gt; side</text:p>
      <text:p text:style-name="P1">&lt;Opponent is requesting a new game&gt;</text:p>
      <text:p text:style-name="P2">kenny shuffles library</text:p>
      <text:p text:style-name="P1">&lt;kenny&gt; Does Marcellus Wallace look like a bitch?</text:p>
      <text:p text:style-name="P2">kenny draws 0 cards</text:p>
      <text:p text:style-name="P2">wox2 (cz) shuffles library</text:p>
      <text:p text:style-name="P1">&lt;wox2 (cz)&gt; I am ready.</text:p>
      <text:p text:style-name="P2">wox2 (cz) draws 0 cards</text:p>
      <text:p text:style-name="P1">&lt;-------- New Game Started --------&gt;</text:p>
      <text:p text:style-name="P2">wox2 (cz)'s Security Code: 0BDC310F/sb [???]</text:p>
      <text:p text:style-name="P2">kenny's Security Code: 903A20D9/sb [???]</text:p>
      <text:p text:style-name="P2">It is now turn 1 (kenny)</text:p>
      <text:p text:style-name="P2">It is now the Beginning Phase, Untap Step</text:p>
      <text:p text:style-name="P1">&lt;kenny&gt; play</text:p>
      <text:p text:style-name="P2">wox2 (cz) shuffles library</text:p>
      <text:p text:style-name="P2">kenny shuffles library</text:p>
      <text:p text:style-name="P2">wox2 (cz) shuffles library</text:p>
      <text:p text:style-name="P1">&lt;wox2 (cz)&gt; k</text:p>
      <text:p text:style-name="P2">kenny shuffles library</text:p>
      <text:p text:style-name="P2">wox2 (cz) shuffles library</text:p>
      <text:p text:style-name="P2">kenny shuffles library</text:p>
      <text:p text:style-name="P2">wox2 (cz) shuffles library</text:p>
      <text:p text:style-name="P2">kenny draws 7 cards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1">&lt;kenny&gt; Thinking</text:p>
      <text:p text:style-name="P2">kenny takes a mulligan</text:p>
      <text:p text:style-name="P2">kenny takes a mulligan</text:p>
      <text:p text:style-name="P1">&lt;kenny&gt; kp</text:p>
      <text:p text:style-name="P1">&lt;wox2 (cz)&gt; kp</text:p>
      <text:p text:style-name="P2">It is now the Precombat Main Phase</text:p>
      <text:p text:style-name="P2">kenny plays Mana Crypt from Hand</text:p>
      <text:p text:style-name="P1">&lt;wox2 (cz)&gt; Ok</text:p>
      <text:p text:style-name="P2">kenny puts Simian Spirit Guide to RFG from Hand</text:p>
      <text:p text:style-name="P2">kenny taps Mana Crypt</text:p>
      <text:p text:style-name="P2">kenny plays Wheel of Fortune from Hand</text:p>
      <text:p text:style-name="P2">wox2 (cz) plays Force of Will from Hand</text:p>
      <text:p text:style-name="P2">wox2 (cz) puts Gifts Ungiven to RFG from Hand</text:p>
      <text:p text:style-name="P2">wox2 (cz)'s life total is now 19 (-1)</text:p>
      <text:p text:style-name="P1">&lt;wox2 (cz)&gt; Ok?</text:p>
      <text:p text:style-name="P2">kenny puts Wheel of Fortune to Graveyard from Play</text:p>
      <text:p text:style-name="P1">&lt;System&gt; Player Lost</text:p>
      <text:p text:style-name="P3"><text:span text:style-name="T1">wox2 (cz) puts Force of Will to Graveyard from Pla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none" fo:country="non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04-15T19:07:54</meta:creation-date>
    <dc:date>2007-04-15T19:43:38</dc:date>
    <meta:editing-cycles>2</meta:editing-cycles>
    <meta:editing-duration>PT35M4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9" meta:paragraph-count="1444" meta:word-count="8856" meta:character-count="47462"/>
  </office:meta>
</office:document-meta>
</file>